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4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45.64pt"/>
    </style:style>
    <style:style style:name="co4" style:family="table-column">
      <style:table-column-properties fo:break-before="auto" style:column-width="78.04pt"/>
    </style:style>
    <style:style style:name="co5" style:family="table-column">
      <style:table-column-properties fo:break-before="auto" style:column-width="113.3pt"/>
    </style:style>
    <style:style style:name="co6" style:family="table-column">
      <style:table-column-properties fo:break-before="auto" style:column-width="95.19pt"/>
    </style:style>
    <style:style style:name="co7" style:family="table-column">
      <style:table-column-properties fo:break-before="auto" style:column-width="86.66pt"/>
    </style:style>
    <style:style style:name="co8" style:family="table-column">
      <style:table-column-properties fo:break-before="auto" style:column-width="103.8pt"/>
    </style:style>
    <style:style style:name="co9" style:family="table-column">
      <style:table-column-properties fo:break-before="auto" style:column-width="82.8pt"/>
    </style:style>
    <style:style style:name="co10" style:family="table-column">
      <style:table-column-properties fo:break-before="auto" style:column-width="72.54pt"/>
    </style:style>
    <style:style style:name="co11" style:family="table-column">
      <style:table-column-properties fo:break-before="auto" style:column-width="77.7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14.66pt"/>
    </style:style>
    <style:style style:name="co14" style:family="table-column">
      <style:table-column-properties fo:break-before="auto" style:column-width="96.35pt"/>
    </style:style>
    <style:style style:name="co15" style:family="table-column">
      <style:table-column-properties fo:break-before="auto" style:column-width="92.44pt"/>
    </style:style>
    <style:style style:name="co16" style:family="table-column">
      <style:table-column-properties fo:break-before="auto" style:column-width="105pt"/>
    </style:style>
    <style:style style:name="co17" style:family="table-column">
      <style:table-column-properties fo:break-before="auto" style:column-width="87.65pt"/>
    </style:style>
    <style:style style:name="co18" style:family="table-column">
      <style:table-column-properties fo:break-before="auto" style:column-width="121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61.93pt" svg:height="715.72pt" svg:x="130.34pt" svg:y="3.23pt">
            <loext:p draw:notify-on-update-of-ranges="Sheet1.P28:Sheet1.P28 Sheet1.H29:Sheet1.H33 Sheet1.D29:Sheet1.D33 Sheet1.Q28:Sheet1.Q28 Sheet1.H35:Sheet1.H39 Sheet1.D35:Sheet1.D39 Sheet1.R28:Sheet1.R28 Sheet1.H41:Sheet1.H45 Sheet1.D41:Sheet1.D45 Sheet1.S28:Sheet1.S28 Sheet1.H47:Sheet1.H51 Sheet1.D47:Sheet1.D51 Sheet1.T28:Sheet1.T28 Sheet1.H53:Sheet1.H57 Sheet1.D53:Sheet1.D57 Sheet1.K28:Sheet1.K28 Sheet1.E29:Sheet1.E33 Sheet1.D29:Sheet1.D33 Sheet1.L28:Sheet1.L28 Sheet1.E35:Sheet1.E39 Sheet1.D35:Sheet1.D39 Sheet1.M28:Sheet1.M28 Sheet1.E41:Sheet1.E45 Sheet1.D41:Sheet1.D45 Sheet1.N28:Sheet1.N28 Sheet1.E47:Sheet1.E51 Sheet1.D47:Sheet1.D51 Sheet1.O28:Sheet1.O28 Sheet1.E53:Sheet1.E57 Sheet1.D53:Sheet1.D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peed [rad/s]</text:p>
          </table:table-cell>
          <table:table-cell office:value-type="string" calcext:value-type="string">
            <text:p>Speed [deg/s]</text:p>
          </table:table-cell>
          <table:table-cell office:value-type="string" calcext:value-type="string">
            <text:p>Time [s]</text:p>
          </table:table-cell>
          <table:table-cell office:value-type="string" calcext:value-type="string">
            <text:p>expected [deg]</text:p>
          </table:table-cell>
          <table:table-cell office:value-type="string" calcext:value-type="string">
            <text:p>Average Camera [deg]</text:p>
          </table:table-cell>
          <table:table-cell office:value-type="string" calcext:value-type="string">
            <text:p>Camera Max [deg]</text:p>
          </table:table-cell>
          <table:table-cell office:value-type="string" calcext:value-type="string">
            <text:p>Camera Min [deg]</text:p>
          </table:table-cell>
          <table:table-cell office:value-type="string" calcext:value-type="string">
            <text:p>Odom Average [deg]</text:p>
          </table:table-cell>
          <table:table-cell office:value-type="string" calcext:value-type="string">
            <text:p>Odom Max [deg]</text:p>
          </table:table-cell>
          <table:table-cell office:value-type="string" calcext:value-type="string">
            <text:p>Odom Min [deg]</text:p>
          </table:table-cell>
          <table:table-cell/>
          <table:table-cell office:value-type="string" calcext:value-type="string">
            <text:p>Speed [rad/s]</text:p>
          </table:table-cell>
          <table:table-cell office:value-type="string" calcext:value-type="string">
            <text:p>Speed [deg/s]</text:p>
          </table:table-cell>
          <table:table-cell office:value-type="string" calcext:value-type="string">
            <text:p>Time [s]</text:p>
          </table:table-cell>
          <table:table-cell office:value-type="string" calcext:value-type="string">
            <text:p>expected [deg]</text:p>
          </table:table-cell>
          <table:table-cell office:value-type="string" calcext:value-type="string">
            <text:p>Average Camera [deg]</text:p>
          </table:table-cell>
          <table:table-cell office:value-type="string" calcext:value-type="string">
            <text:p>Camera Max [deg]</text:p>
          </table:table-cell>
          <table:table-cell office:value-type="string" calcext:value-type="string">
            <text:p>Camera Min [deg]</text:p>
          </table:table-cell>
          <table:table-cell office:value-type="string" calcext:value-type="string">
            <text:p>Odom Average [deg]</text:p>
          </table:table-cell>
          <table:table-cell office:value-type="string" calcext:value-type="string">
            <text:p>Odom Max [deg]</text:p>
          </table:table-cell>
          <table:table-cell office:value-type="string" calcext:value-type="string">
            <text:p>Odom Min [deg]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5.8366236104659" calcext:value-type="float">
            <text:p>45.8366236105</text:p>
          </table:table-cell>
          <table:table-cell office:value-type="float" office:value="0.1" calcext:value-type="float">
            <text:p>0.1</text:p>
          </table:table-cell>
          <table:table-cell office:value-type="float" office:value="4.58366236104659" calcext:value-type="float">
            <text:p>4.583662361</text:p>
          </table:table-cell>
          <table:table-cell office:value-type="float" office:value="1.98177674122783" calcext:value-type="float">
            <text:p>1.9817767412</text:p>
          </table:table-cell>
          <table:table-cell office:value-type="float" office:value="4.2318964321747" calcext:value-type="float">
            <text:p>4.2318964322</text:p>
          </table:table-cell>
          <table:table-cell office:value-type="float" office:value="1.29332933048651" calcext:value-type="float">
            <text:p>1.293329330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6.36110936292703E-015" calcext:value-type="float">
            <text:p>6.36110936292703E-1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45.8366236104659" calcext:value-type="float">
            <text:p>45.8366236105</text:p>
          </table:table-cell>
          <table:table-cell office:value-type="float" office:value="0.1" calcext:value-type="float">
            <text:p>0.1</text:p>
          </table:table-cell>
          <table:table-cell office:value-type="float" office:value="4.58366236104659" calcext:value-type="float">
            <text:p>4.583662361</text:p>
          </table:table-cell>
          <table:table-cell office:value-type="float" office:value="1.98177674122783" calcext:value-type="float">
            <text:p>1.9817767412</text:p>
          </table:table-cell>
          <table:table-cell office:value-type="float" office:value="4.2318964321747" calcext:value-type="float">
            <text:p>4.2318964322</text:p>
          </table:table-cell>
          <table:table-cell office:value-type="float" office:value="1.29332933048651" calcext:value-type="float">
            <text:p>1.293329330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6.36110936292703E-015" calcext:value-type="float">
            <text:p>6.36110936292703E-1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5.8366236104659" calcext:value-type="float">
            <text:p>45.8366236105</text:p>
          </table:table-cell>
          <table:table-cell office:value-type="float" office:value="0.25" calcext:value-type="float">
            <text:p>0.25</text:p>
          </table:table-cell>
          <table:table-cell office:value-type="float" office:value="11.4591559026165" calcext:value-type="float">
            <text:p>11.4591559026</text:p>
          </table:table-cell>
          <table:table-cell office:value-type="float" office:value="10.5313423387797" calcext:value-type="float">
            <text:p>10.5313423388</text:p>
          </table:table-cell>
          <table:table-cell office:value-type="float" office:value="12.4429128735082" calcext:value-type="float">
            <text:p>12.4429128735</text:p>
          </table:table-cell>
          <table:table-cell office:value-type="float" office:value="7.95159620907362" calcext:value-type="float">
            <text:p>7.9515962091</text:p>
          </table:table-cell>
          <table:table-cell office:value-type="float" office:value="10.2" calcext:value-type="float">
            <text:p>10.2</text:p>
          </table:table-cell>
          <table:table-cell office:value-type="float" office:value="12" calcext:value-type="float">
            <text:p>12</text:p>
          </table:table-cell>
          <table:table-cell office:value-type="float" office:value="6.99999999999996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0.1" calcext:value-type="float">
            <text:p>0.1</text:p>
          </table:table-cell>
          <table:table-cell office:value-type="float" office:value="5.72957795130823" calcext:value-type="float">
            <text:p>5.7295779513</text:p>
          </table:table-cell>
          <table:table-cell office:value-type="float" office:value="4.33162709158665" calcext:value-type="float">
            <text:p>4.3316270916</text:p>
          </table:table-cell>
          <table:table-cell office:value-type="float" office:value="7.19132011503192" calcext:value-type="float">
            <text:p>7.191320115</text:p>
          </table:table-cell>
          <table:table-cell office:value-type="float" office:value="1.21733748936066" calcext:value-type="float">
            <text:p>1.2173374894</text:p>
          </table:table-cell>
          <table:table-cell office:value-type="float" office:value="3.8" calcext:value-type="float">
            <text:p>3.8</text:p>
          </table:table-cell>
          <table:table-cell office:value-type="float" office:value="6.00000000000001" calcext:value-type="float">
            <text:p>6</text:p>
          </table:table-cell>
          <table:table-cell office:value-type="float" office:value="0.999999999999988" calcext:value-type="float">
            <text:p>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5.8366236104659" calcext:value-type="float">
            <text:p>45.8366236105</text:p>
          </table:table-cell>
          <table:table-cell office:value-type="float" office:value="0.5" calcext:value-type="float">
            <text:p>0.5</text:p>
          </table:table-cell>
          <table:table-cell office:value-type="float" office:value="22.9183118052329" calcext:value-type="float">
            <text:p>22.9183118052</text:p>
          </table:table-cell>
          <table:table-cell office:value-type="float" office:value="22.3630545893758" calcext:value-type="float">
            <text:p>22.3630545894</text:p>
          </table:table-cell>
          <table:table-cell office:value-type="float" office:value="22.9501939368478" calcext:value-type="float">
            <text:p>22.9501939368</text:p>
          </table:table-cell>
          <table:table-cell office:value-type="float" office:value="21.270719154627" calcext:value-type="float">
            <text:p>21.2707191546</text:p>
          </table:table-cell>
          <table:table-cell office:value-type="float" office:value="21.8" calcext:value-type="float">
            <text:p>21.8</text:p>
          </table:table-cell>
          <table:table-cell office:value-type="float" office:value="23" calcext:value-type="float">
            <text:p>23</text:p>
          </table:table-cell>
          <table:table-cell office:value-type="float" office:value="20.0000000000002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4.591559026165" calcext:value-type="float">
            <text:p>114.5915590262</text:p>
          </table:table-cell>
          <table:table-cell office:value-type="float" office:value="0.1" calcext:value-type="float">
            <text:p>0.1</text:p>
          </table:table-cell>
          <table:table-cell office:value-type="float" office:value="11.4591559026165" calcext:value-type="float">
            <text:p>11.4591559026</text:p>
          </table:table-cell>
          <table:table-cell office:value-type="float" office:value="7.1449717559051" calcext:value-type="float">
            <text:p>7.1449717559</text:p>
          </table:table-cell>
          <table:table-cell office:value-type="float" office:value="14.6098387705179" calcext:value-type="float">
            <text:p>14.6098387705</text:p>
          </table:table-cell>
          <table:table-cell office:value-type="float" office:value="2.15302071383874" calcext:value-type="float">
            <text:p>2.1530207138</text:p>
          </table:table-cell>
          <table:table-cell office:value-type="float" office:value="6.30000000000001" calcext:value-type="float">
            <text:p>6.3</text:p>
          </table:table-cell>
          <table:table-cell office:value-type="float" office:value="14" calcext:value-type="float">
            <text:p>14</text:p>
          </table:table-cell>
          <table:table-cell office:value-type="float" office:value="1.99999999999997" calcext:value-type="float">
            <text:p>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5.8366236104659" calcext:value-type="float">
            <text:p>45.8366236105</text:p>
          </table:table-cell>
          <table:table-cell office:value-type="float" office:value="0.75" calcext:value-type="float">
            <text:p>0.75</text:p>
          </table:table-cell>
          <table:table-cell office:value-type="float" office:value="34.3774677078494" calcext:value-type="float">
            <text:p>34.3774677078</text:p>
          </table:table-cell>
          <table:table-cell office:value-type="float" office:value="35.5604318890033" calcext:value-type="float">
            <text:p>35.560431889</text:p>
          </table:table-cell>
          <table:table-cell office:value-type="float" office:value="37.2317105638735" calcext:value-type="float">
            <text:p>37.2317105639</text:p>
          </table:table-cell>
          <table:table-cell office:value-type="float" office:value="32.8152542632753" calcext:value-type="float">
            <text:p>32.8152542633</text:p>
          </table:table-cell>
          <table:table-cell office:value-type="float" office:value="34.8999999999975" calcext:value-type="float">
            <text:p>34.9</text:p>
          </table:table-cell>
          <table:table-cell office:value-type="float" office:value="36.9999999999971" calcext:value-type="float">
            <text:p>37</text:p>
          </table:table-cell>
          <table:table-cell office:value-type="float" office:value="31.999999999998" calcext:value-type="float">
            <text:p>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45.8366236104659" calcext:value-type="float">
            <text:p>45.8366236105</text:p>
          </table:table-cell>
          <table:table-cell office:value-type="float" office:value="0.25" calcext:value-type="float">
            <text:p>0.25</text:p>
          </table:table-cell>
          <table:table-cell office:value-type="float" office:value="11.4591559026165" calcext:value-type="float">
            <text:p>11.4591559026</text:p>
          </table:table-cell>
          <table:table-cell office:value-type="float" office:value="10.5313423387797" calcext:value-type="float">
            <text:p>10.5313423388</text:p>
          </table:table-cell>
          <table:table-cell office:value-type="float" office:value="12.4429128735082" calcext:value-type="float">
            <text:p>12.4429128735</text:p>
          </table:table-cell>
          <table:table-cell office:value-type="float" office:value="7.95159620907362" calcext:value-type="float">
            <text:p>7.9515962091</text:p>
          </table:table-cell>
          <table:table-cell office:value-type="float" office:value="10.2" calcext:value-type="float">
            <text:p>10.2</text:p>
          </table:table-cell>
          <table:table-cell office:value-type="float" office:value="12" calcext:value-type="float">
            <text:p>12</text:p>
          </table:table-cell>
          <table:table-cell office:value-type="float" office:value="6.99999999999996" calcext:value-type="float">
            <text:p>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5.8366236104659" calcext:value-type="float">
            <text:p>45.8366236105</text:p>
          </table:table-cell>
          <table:table-cell office:value-type="float" office:value="1" calcext:value-type="float">
            <text:p>1</text:p>
          </table:table-cell>
          <table:table-cell office:value-type="float" office:value="45.8366236104659" calcext:value-type="float">
            <text:p>45.8366236105</text:p>
          </table:table-cell>
          <table:table-cell office:value-type="float" office:value="48.3814016165873" calcext:value-type="float">
            <text:p>48.3814016166</text:p>
          </table:table-cell>
          <table:table-cell office:value-type="float" office:value="52.1851258011557" calcext:value-type="float">
            <text:p>52.1851258012</text:p>
          </table:table-cell>
          <table:table-cell office:value-type="float" office:value="47.3649112272276" calcext:value-type="float">
            <text:p>47.3649112272</text:p>
          </table:table-cell>
          <table:table-cell office:value-type="float" office:value="48.1000000000068" calcext:value-type="float">
            <text:p>48.1</text:p>
          </table:table-cell>
          <table:table-cell office:value-type="float" office:value="52.0000000000073" calcext:value-type="float">
            <text:p>52</text:p>
          </table:table-cell>
          <table:table-cell office:value-type="float" office:value="47.000000000006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0.25" calcext:value-type="float">
            <text:p>0.25</text:p>
          </table:table-cell>
          <table:table-cell office:value-type="float" office:value="14.3239448782706" calcext:value-type="float">
            <text:p>14.3239448783</text:p>
          </table:table-cell>
          <table:table-cell office:value-type="float" office:value="12.3435309702763" calcext:value-type="float">
            <text:p>12.3435309703</text:p>
          </table:table-cell>
          <table:table-cell office:value-type="float" office:value="15.2263173936576" calcext:value-type="float">
            <text:p>15.2263173937</text:p>
          </table:table-cell>
          <table:table-cell office:value-type="float" office:value="10.6662695020012" calcext:value-type="float">
            <text:p>10.666269502</text:p>
          </table:table-cell>
          <table:table-cell office:value-type="float" office:value="12.1" calcext:value-type="float">
            <text:p>12.1</text:p>
          </table:table-cell>
          <table:table-cell office:value-type="float" office:value="15" calcext:value-type="float">
            <text:p>15</text:p>
          </table:table-cell>
          <table:table-cell office:value-type="float" office:value="9.00000000000006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0.1" calcext:value-type="float">
            <text:p>0.1</text:p>
          </table:table-cell>
          <table:table-cell office:value-type="float" office:value="5.72957795130823" calcext:value-type="float">
            <text:p>5.7295779513</text:p>
          </table:table-cell>
          <table:table-cell office:value-type="float" office:value="4.33162709158665" calcext:value-type="float">
            <text:p>4.3316270916</text:p>
          </table:table-cell>
          <table:table-cell office:value-type="float" office:value="7.19132011503192" calcext:value-type="float">
            <text:p>7.191320115</text:p>
          </table:table-cell>
          <table:table-cell office:value-type="float" office:value="1.21733748936066" calcext:value-type="float">
            <text:p>1.2173374894</text:p>
          </table:table-cell>
          <table:table-cell office:value-type="float" office:value="3.8" calcext:value-type="float">
            <text:p>3.8</text:p>
          </table:table-cell>
          <table:table-cell office:value-type="float" office:value="6.00000000000001" calcext:value-type="float">
            <text:p>6</text:p>
          </table:table-cell>
          <table:table-cell office:value-type="float" office:value="0.999999999999988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1.887338539247" calcext:value-type="float">
            <text:p>171.8873385392</text:p>
          </table:table-cell>
          <table:table-cell office:value-type="float" office:value="0.1" calcext:value-type="float">
            <text:p>0.1</text:p>
          </table:table-cell>
          <table:table-cell office:value-type="float" office:value="17.1887338539247" calcext:value-type="float">
            <text:p>17.1887338539</text:p>
          </table:table-cell>
          <table:table-cell office:value-type="float" office:value="10.7824440624502" calcext:value-type="float">
            <text:p>10.7824440625</text:p>
          </table:table-cell>
          <table:table-cell office:value-type="float" office:value="15.8920084968184" calcext:value-type="float">
            <text:p>15.8920084968</text:p>
          </table:table-cell>
          <table:table-cell office:value-type="float" office:value="4.22337901665495" calcext:value-type="float">
            <text:p>4.2233790167</text:p>
          </table:table-cell>
          <table:table-cell office:value-type="float" office:value="9.39999999999998" calcext:value-type="float">
            <text:p>9.4</text:p>
          </table:table-cell>
          <table:table-cell office:value-type="float" office:value="15" calcext:value-type="float">
            <text:p>15</text:p>
          </table:table-cell>
          <table:table-cell office:value-type="float" office:value="2.99999999999997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0.25" calcext:value-type="float">
            <text:p>0.25</text:p>
          </table:table-cell>
          <table:table-cell office:value-type="float" office:value="14.3239448782706" calcext:value-type="float">
            <text:p>14.3239448783</text:p>
          </table:table-cell>
          <table:table-cell office:value-type="float" office:value="12.3435309702763" calcext:value-type="float">
            <text:p>12.3435309703</text:p>
          </table:table-cell>
          <table:table-cell office:value-type="float" office:value="15.2263173936576" calcext:value-type="float">
            <text:p>15.2263173937</text:p>
          </table:table-cell>
          <table:table-cell office:value-type="float" office:value="10.6662695020012" calcext:value-type="float">
            <text:p>10.666269502</text:p>
          </table:table-cell>
          <table:table-cell office:value-type="float" office:value="12.1" calcext:value-type="float">
            <text:p>12.1</text:p>
          </table:table-cell>
          <table:table-cell office:value-type="float" office:value="15" calcext:value-type="float">
            <text:p>15</text:p>
          </table:table-cell>
          <table:table-cell office:value-type="float" office:value="9.00000000000006" calcext:value-type="float">
            <text:p>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45.8366236104659" calcext:value-type="float">
            <text:p>45.8366236105</text:p>
          </table:table-cell>
          <table:table-cell office:value-type="float" office:value="0.5" calcext:value-type="float">
            <text:p>0.5</text:p>
          </table:table-cell>
          <table:table-cell office:value-type="float" office:value="22.9183118052329" calcext:value-type="float">
            <text:p>22.9183118052</text:p>
          </table:table-cell>
          <table:table-cell office:value-type="float" office:value="22.3630545893758" calcext:value-type="float">
            <text:p>22.3630545894</text:p>
          </table:table-cell>
          <table:table-cell office:value-type="float" office:value="22.9501939368478" calcext:value-type="float">
            <text:p>22.9501939368</text:p>
          </table:table-cell>
          <table:table-cell office:value-type="float" office:value="21.270719154627" calcext:value-type="float">
            <text:p>21.2707191546</text:p>
          </table:table-cell>
          <table:table-cell office:value-type="float" office:value="21.8" calcext:value-type="float">
            <text:p>21.8</text:p>
          </table:table-cell>
          <table:table-cell office:value-type="float" office:value="23" calcext:value-type="float">
            <text:p>23</text:p>
          </table:table-cell>
          <table:table-cell office:value-type="float" office:value="20.0000000000002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0.5" calcext:value-type="float">
            <text:p>0.5</text:p>
          </table:table-cell>
          <table:table-cell office:value-type="float" office:value="28.6478897565412" calcext:value-type="float">
            <text:p>28.6478897565</text:p>
          </table:table-cell>
          <table:table-cell office:value-type="float" office:value="28.5858217444835" calcext:value-type="float">
            <text:p>28.5858217445</text:p>
          </table:table-cell>
          <table:table-cell office:value-type="float" office:value="32.9202148678448" calcext:value-type="float">
            <text:p>32.9202148678</text:p>
          </table:table-cell>
          <table:table-cell office:value-type="float" office:value="26.8331260116638" calcext:value-type="float">
            <text:p>26.8331260117</text:p>
          </table:table-cell>
          <table:table-cell office:value-type="float" office:value="28.8000000000002" calcext:value-type="float">
            <text:p>28.8</text:p>
          </table:table-cell>
          <table:table-cell office:value-type="float" office:value="32.0000000000001" calcext:value-type="float">
            <text:p>32</text:p>
          </table:table-cell>
          <table:table-cell office:value-type="float" office:value="27.0000000000002" calcext:value-type="float">
            <text:p>2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57.83100780887" calcext:value-type="float">
            <text:p>257.8310078089</text:p>
          </table:table-cell>
          <table:table-cell office:value-type="float" office:value="0.1" calcext:value-type="float">
            <text:p>0.1</text:p>
          </table:table-cell>
          <table:table-cell office:value-type="float" office:value="25.783100780887" calcext:value-type="float">
            <text:p>25.7831007809</text:p>
          </table:table-cell>
          <table:table-cell office:value-type="float" office:value="11.0993068819756" calcext:value-type="float">
            <text:p>11.099306882</text:p>
          </table:table-cell>
          <table:table-cell office:value-type="float" office:value="16.4003761174717" calcext:value-type="float">
            <text:p>16.4003761175</text:p>
          </table:table-cell>
          <table:table-cell office:value-type="float" office:value="5.07130740840249" calcext:value-type="float">
            <text:p>5.0713074084</text:p>
          </table:table-cell>
          <table:table-cell office:value-type="float" office:value="9.69999999999997" calcext:value-type="float">
            <text:p>9.7</text:p>
          </table:table-cell>
          <table:table-cell office:value-type="float" office:value="15.9999999999999" calcext:value-type="float">
            <text:p>16</text:p>
          </table:table-cell>
          <table:table-cell office:value-type="float" office:value="2.99999999999996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0.75" calcext:value-type="float">
            <text:p>0.75</text:p>
          </table:table-cell>
          <table:table-cell office:value-type="float" office:value="42.9718346348117" calcext:value-type="float">
            <text:p>42.9718346348</text:p>
          </table:table-cell>
          <table:table-cell office:value-type="float" office:value="45.1340031751497" calcext:value-type="float">
            <text:p>45.1340031751</text:p>
          </table:table-cell>
          <table:table-cell office:value-type="float" office:value="46.786646936794" calcext:value-type="float">
            <text:p>46.7866469368</text:p>
          </table:table-cell>
          <table:table-cell office:value-type="float" office:value="42.4413180810876" calcext:value-type="float">
            <text:p>42.4413180811</text:p>
          </table:table-cell>
          <table:table-cell office:value-type="float" office:value="44.7999999999985" calcext:value-type="float">
            <text:p>44.8</text:p>
          </table:table-cell>
          <table:table-cell office:value-type="float" office:value="47.9999999999987" calcext:value-type="float">
            <text:p>48</text:p>
          </table:table-cell>
          <table:table-cell office:value-type="float" office:value="40.9999999999985" calcext:value-type="float">
            <text:p>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4.591559026165" calcext:value-type="float">
            <text:p>114.5915590262</text:p>
          </table:table-cell>
          <table:table-cell office:value-type="float" office:value="0.25" calcext:value-type="float">
            <text:p>0.25</text:p>
          </table:table-cell>
          <table:table-cell office:value-type="float" office:value="28.6478897565412" calcext:value-type="float">
            <text:p>28.6478897565</text:p>
          </table:table-cell>
          <table:table-cell office:value-type="float" office:value="28.9498062232892" calcext:value-type="float">
            <text:p>28.9498062233</text:p>
          </table:table-cell>
          <table:table-cell office:value-type="float" office:value="34.3436679625894" calcext:value-type="float">
            <text:p>34.3436679626</text:p>
          </table:table-cell>
          <table:table-cell office:value-type="float" office:value="23.3599251996129" calcext:value-type="float">
            <text:p>23.3599251996</text:p>
          </table:table-cell>
          <table:table-cell office:value-type="float" office:value="27.6000000000001" calcext:value-type="float">
            <text:p>27.6</text:p>
          </table:table-cell>
          <table:table-cell office:value-type="float" office:value="33.0000000000001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1" calcext:value-type="float">
            <text:p>1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60.719642728955" calcext:value-type="float">
            <text:p>60.719642729</text:p>
          </table:table-cell>
          <table:table-cell office:value-type="float" office:value="64.1430066039355" calcext:value-type="float">
            <text:p>64.1430066039</text:p>
          </table:table-cell>
          <table:table-cell office:value-type="float" office:value="58.8610274731481" calcext:value-type="float">
            <text:p>58.8610274731</text:p>
          </table:table-cell>
          <table:table-cell office:value-type="float" office:value="59.8000000000085" calcext:value-type="float">
            <text:p>59.8</text:p>
          </table:table-cell>
          <table:table-cell office:value-type="float" office:value="62.0000000000088" calcext:value-type="float">
            <text:p>62</text:p>
          </table:table-cell>
          <table:table-cell office:value-type="float" office:value="58.0000000000082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0.5" calcext:value-type="float">
            <text:p>0.5</text:p>
          </table:table-cell>
          <table:table-cell office:value-type="float" office:value="28.6478897565412" calcext:value-type="float">
            <text:p>28.6478897565</text:p>
          </table:table-cell>
          <table:table-cell office:value-type="float" office:value="28.5858217444835" calcext:value-type="float">
            <text:p>28.5858217445</text:p>
          </table:table-cell>
          <table:table-cell office:value-type="float" office:value="32.9202148678448" calcext:value-type="float">
            <text:p>32.9202148678</text:p>
          </table:table-cell>
          <table:table-cell office:value-type="float" office:value="26.8331260116638" calcext:value-type="float">
            <text:p>26.8331260117</text:p>
          </table:table-cell>
          <table:table-cell office:value-type="float" office:value="28.8000000000002" calcext:value-type="float">
            <text:p>28.8</text:p>
          </table:table-cell>
          <table:table-cell office:value-type="float" office:value="32.0000000000001" calcext:value-type="float">
            <text:p>32</text:p>
          </table:table-cell>
          <table:table-cell office:value-type="float" office:value="27.0000000000002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.591559026165" calcext:value-type="float">
            <text:p>114.5915590262</text:p>
          </table:table-cell>
          <table:table-cell office:value-type="float" office:value="0.1" calcext:value-type="float">
            <text:p>0.1</text:p>
          </table:table-cell>
          <table:table-cell office:value-type="float" office:value="11.4591559026165" calcext:value-type="float">
            <text:p>11.4591559026</text:p>
          </table:table-cell>
          <table:table-cell office:value-type="float" office:value="7.1449717559051" calcext:value-type="float">
            <text:p>7.1449717559</text:p>
          </table:table-cell>
          <table:table-cell office:value-type="float" office:value="14.6098387705179" calcext:value-type="float">
            <text:p>14.6098387705</text:p>
          </table:table-cell>
          <table:table-cell office:value-type="float" office:value="2.15302071383874" calcext:value-type="float">
            <text:p>2.1530207138</text:p>
          </table:table-cell>
          <table:table-cell office:value-type="float" office:value="6.30000000000001" calcext:value-type="float">
            <text:p>6.3</text:p>
          </table:table-cell>
          <table:table-cell office:value-type="float" office:value="14" calcext:value-type="float">
            <text:p>14</text:p>
          </table:table-cell>
          <table:table-cell office:value-type="float" office:value="1.99999999999997" calcext:value-type="float">
            <text:p>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45.8366236104659" calcext:value-type="float">
            <text:p>45.8366236105</text:p>
          </table:table-cell>
          <table:table-cell office:value-type="float" office:value="0.75" calcext:value-type="float">
            <text:p>0.75</text:p>
          </table:table-cell>
          <table:table-cell office:value-type="float" office:value="34.3774677078494" calcext:value-type="float">
            <text:p>34.3774677078</text:p>
          </table:table-cell>
          <table:table-cell office:value-type="float" office:value="35.5604318890033" calcext:value-type="float">
            <text:p>35.560431889</text:p>
          </table:table-cell>
          <table:table-cell office:value-type="float" office:value="37.2317105638735" calcext:value-type="float">
            <text:p>37.2317105639</text:p>
          </table:table-cell>
          <table:table-cell office:value-type="float" office:value="32.8152542632753" calcext:value-type="float">
            <text:p>32.8152542633</text:p>
          </table:table-cell>
          <table:table-cell office:value-type="float" office:value="34.8999999999975" calcext:value-type="float">
            <text:p>34.9</text:p>
          </table:table-cell>
          <table:table-cell office:value-type="float" office:value="36.9999999999971" calcext:value-type="float">
            <text:p>37</text:p>
          </table:table-cell>
          <table:table-cell office:value-type="float" office:value="31.999999999998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.591559026165" calcext:value-type="float">
            <text:p>114.5915590262</text:p>
          </table:table-cell>
          <table:table-cell office:value-type="float" office:value="0.25" calcext:value-type="float">
            <text:p>0.25</text:p>
          </table:table-cell>
          <table:table-cell office:value-type="float" office:value="28.6478897565412" calcext:value-type="float">
            <text:p>28.6478897565</text:p>
          </table:table-cell>
          <table:table-cell office:value-type="float" office:value="28.9498062232892" calcext:value-type="float">
            <text:p>28.9498062233</text:p>
          </table:table-cell>
          <table:table-cell office:value-type="float" office:value="34.3436679625894" calcext:value-type="float">
            <text:p>34.3436679626</text:p>
          </table:table-cell>
          <table:table-cell office:value-type="float" office:value="23.3599251996129" calcext:value-type="float">
            <text:p>23.3599251996</text:p>
          </table:table-cell>
          <table:table-cell office:value-type="float" office:value="27.6000000000001" calcext:value-type="float">
            <text:p>27.6</text:p>
          </table:table-cell>
          <table:table-cell office:value-type="float" office:value="33.0000000000001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1.887338539247" calcext:value-type="float">
            <text:p>171.8873385392</text:p>
          </table:table-cell>
          <table:table-cell office:value-type="float" office:value="0.25" calcext:value-type="float">
            <text:p>0.25</text:p>
          </table:table-cell>
          <table:table-cell office:value-type="float" office:value="42.9718346348117" calcext:value-type="float">
            <text:p>42.9718346348</text:p>
          </table:table-cell>
          <table:table-cell office:value-type="float" office:value="38.7609508565215" calcext:value-type="float">
            <text:p>38.7609508565</text:p>
          </table:table-cell>
          <table:table-cell office:value-type="float" office:value="46.1957488076617" calcext:value-type="float">
            <text:p>46.1957488077</text:p>
          </table:table-cell>
          <table:table-cell office:value-type="float" office:value="27.8145540334516" calcext:value-type="float">
            <text:p>27.8145540335</text:p>
          </table:table-cell>
          <table:table-cell office:value-type="float" office:value="34.8" calcext:value-type="float">
            <text:p>34.8</text:p>
          </table:table-cell>
          <table:table-cell office:value-type="float" office:value="40.0000000000001" calcext:value-type="float">
            <text:p>40</text:p>
          </table:table-cell>
          <table:table-cell office:value-type="float" office:value="23.9999999999999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.591559026165" calcext:value-type="float">
            <text:p>114.5915590262</text:p>
          </table:table-cell>
          <table:table-cell office:value-type="float" office:value="0.5" calcext:value-type="float">
            <text:p>0.5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98.1566525985059" calcext:value-type="float">
            <text:p>98.1566525985</text:p>
          </table:table-cell>
          <table:table-cell office:value-type="float" office:value="244.362279305473" calcext:value-type="float">
            <text:p>244.3622793055</text:p>
          </table:table-cell>
          <table:table-cell office:value-type="float" office:value="59.1285729530706" calcext:value-type="float">
            <text:p>59.1285729531</text:p>
          </table:table-cell>
          <table:table-cell office:value-type="float" office:value="60.9000000000003" calcext:value-type="float">
            <text:p>60.9</text:p>
          </table:table-cell>
          <table:table-cell office:value-type="float" office:value="70.0000000000002" calcext:value-type="float">
            <text:p>70</text:p>
          </table:table-cell>
          <table:table-cell office:value-type="float" office:value="58.0000000000005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0.75" calcext:value-type="float">
            <text:p>0.75</text:p>
          </table:table-cell>
          <table:table-cell office:value-type="float" office:value="42.9718346348117" calcext:value-type="float">
            <text:p>42.9718346348</text:p>
          </table:table-cell>
          <table:table-cell office:value-type="float" office:value="45.1340031751497" calcext:value-type="float">
            <text:p>45.1340031751</text:p>
          </table:table-cell>
          <table:table-cell office:value-type="float" office:value="46.786646936794" calcext:value-type="float">
            <text:p>46.7866469368</text:p>
          </table:table-cell>
          <table:table-cell office:value-type="float" office:value="42.4413180810876" calcext:value-type="float">
            <text:p>42.4413180811</text:p>
          </table:table-cell>
          <table:table-cell office:value-type="float" office:value="44.7999999999985" calcext:value-type="float">
            <text:p>44.8</text:p>
          </table:table-cell>
          <table:table-cell office:value-type="float" office:value="47.9999999999987" calcext:value-type="float">
            <text:p>48</text:p>
          </table:table-cell>
          <table:table-cell office:value-type="float" office:value="40.9999999999985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.591559026165" calcext:value-type="float">
            <text:p>114.5915590262</text:p>
          </table:table-cell>
          <table:table-cell office:value-type="float" office:value="0.75" calcext:value-type="float">
            <text:p>0.75</text:p>
          </table:table-cell>
          <table:table-cell office:value-type="float" office:value="85.9436692696235" calcext:value-type="float">
            <text:p>85.9436692696</text:p>
          </table:table-cell>
          <table:table-cell office:value-type="float" office:value="93.9930554367631" calcext:value-type="float">
            <text:p>93.9930554368</text:p>
          </table:table-cell>
          <table:table-cell office:value-type="float" office:value="99.4969670314329" calcext:value-type="float">
            <text:p>99.4969670314</text:p>
          </table:table-cell>
          <table:table-cell office:value-type="float" office:value="88.3300472499136" calcext:value-type="float">
            <text:p>88.3300472499</text:p>
          </table:table-cell>
          <table:table-cell office:value-type="float" office:value="92.8999999999982" calcext:value-type="float">
            <text:p>92.9</text:p>
          </table:table-cell>
          <table:table-cell office:value-type="float" office:value="98.9999999999985" calcext:value-type="float">
            <text:p>99</text:p>
          </table:table-cell>
          <table:table-cell office:value-type="float" office:value="85.9999999999991" calcext:value-type="float">
            <text:p>8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45.8366236104659" calcext:value-type="float">
            <text:p>45.8366236105</text:p>
          </table:table-cell>
          <table:table-cell office:value-type="float" office:value="1" calcext:value-type="float">
            <text:p>1</text:p>
          </table:table-cell>
          <table:table-cell office:value-type="float" office:value="45.8366236104659" calcext:value-type="float">
            <text:p>45.8366236105</text:p>
          </table:table-cell>
          <table:table-cell office:value-type="float" office:value="48.3814016165873" calcext:value-type="float">
            <text:p>48.3814016166</text:p>
          </table:table-cell>
          <table:table-cell office:value-type="float" office:value="52.1851258011557" calcext:value-type="float">
            <text:p>52.1851258012</text:p>
          </table:table-cell>
          <table:table-cell office:value-type="float" office:value="47.3649112272276" calcext:value-type="float">
            <text:p>47.3649112272</text:p>
          </table:table-cell>
          <table:table-cell office:value-type="float" office:value="48.1000000000068" calcext:value-type="float">
            <text:p>48.1</text:p>
          </table:table-cell>
          <table:table-cell office:value-type="float" office:value="52.0000000000073" calcext:value-type="float">
            <text:p>52</text:p>
          </table:table-cell>
          <table:table-cell office:value-type="float" office:value="47.000000000006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.591559026165" calcext:value-type="float">
            <text:p>114.5915590262</text:p>
          </table:table-cell>
          <table:table-cell office:value-type="float" office:value="1" calcext:value-type="float">
            <text:p>1</text:p>
          </table:table-cell>
          <table:table-cell office:value-type="float" office:value="114.591559026165" calcext:value-type="float">
            <text:p>114.5915590262</text:p>
          </table:table-cell>
          <table:table-cell office:value-type="float" office:value="129.075036927393" calcext:value-type="float">
            <text:p>129.0750369274</text:p>
          </table:table-cell>
          <table:table-cell office:value-type="float" office:value="137.790198850365" calcext:value-type="float">
            <text:p>137.7901988504</text:p>
          </table:table-cell>
          <table:table-cell office:value-type="float" office:value="125.854386248985" calcext:value-type="float">
            <text:p>125.854386249</text:p>
          </table:table-cell>
          <table:table-cell office:value-type="float" office:value="127.899999999998" calcext:value-type="float">
            <text:p>127.9</text:p>
          </table:table-cell>
          <table:table-cell office:value-type="float" office:value="137.999999999998" calcext:value-type="float">
            <text:p>138</text:p>
          </table:table-cell>
          <table:table-cell office:value-type="float" office:value="123.999999999998" calcext:value-type="float">
            <text:p>1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4.591559026165" calcext:value-type="float">
            <text:p>114.5915590262</text:p>
          </table:table-cell>
          <table:table-cell office:value-type="float" office:value="0.5" calcext:value-type="float">
            <text:p>0.5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98.1566525985059" calcext:value-type="float">
            <text:p>98.1566525985</text:p>
          </table:table-cell>
          <table:table-cell office:value-type="float" office:value="244.362279305473" calcext:value-type="float">
            <text:p>244.3622793055</text:p>
          </table:table-cell>
          <table:table-cell office:value-type="float" office:value="59.1285729530706" calcext:value-type="float">
            <text:p>59.1285729531</text:p>
          </table:table-cell>
          <table:table-cell office:value-type="float" office:value="60.9000000000003" calcext:value-type="float">
            <text:p>60.9</text:p>
          </table:table-cell>
          <table:table-cell office:value-type="float" office:value="70.0000000000002" calcext:value-type="float">
            <text:p>70</text:p>
          </table:table-cell>
          <table:table-cell office:value-type="float" office:value="58.0000000000005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.887338539247" calcext:value-type="float">
            <text:p>171.8873385392</text:p>
          </table:table-cell>
          <table:table-cell office:value-type="float" office:value="0.1" calcext:value-type="float">
            <text:p>0.1</text:p>
          </table:table-cell>
          <table:table-cell office:value-type="float" office:value="17.1887338539247" calcext:value-type="float">
            <text:p>17.1887338539</text:p>
          </table:table-cell>
          <table:table-cell office:value-type="float" office:value="10.7824440624502" calcext:value-type="float">
            <text:p>10.7824440625</text:p>
          </table:table-cell>
          <table:table-cell office:value-type="float" office:value="15.8920084968184" calcext:value-type="float">
            <text:p>15.8920084968</text:p>
          </table:table-cell>
          <table:table-cell office:value-type="float" office:value="4.22337901665495" calcext:value-type="float">
            <text:p>4.2233790167</text:p>
          </table:table-cell>
          <table:table-cell office:value-type="float" office:value="9.39999999999998" calcext:value-type="float">
            <text:p>9.4</text:p>
          </table:table-cell>
          <table:table-cell office:value-type="float" office:value="15" calcext:value-type="float">
            <text:p>15</text:p>
          </table:table-cell>
          <table:table-cell office:value-type="float" office:value="2.99999999999997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1" calcext:value-type="float">
            <text:p>1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60.719642728955" calcext:value-type="float">
            <text:p>60.719642729</text:p>
          </table:table-cell>
          <table:table-cell office:value-type="float" office:value="64.1430066039355" calcext:value-type="float">
            <text:p>64.1430066039</text:p>
          </table:table-cell>
          <table:table-cell office:value-type="float" office:value="58.8610274731481" calcext:value-type="float">
            <text:p>58.8610274731</text:p>
          </table:table-cell>
          <table:table-cell office:value-type="float" office:value="59.8000000000085" calcext:value-type="float">
            <text:p>59.8</text:p>
          </table:table-cell>
          <table:table-cell office:value-type="float" office:value="62.0000000000088" calcext:value-type="float">
            <text:p>62</text:p>
          </table:table-cell>
          <table:table-cell office:value-type="float" office:value="58.0000000000082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.887338539247" calcext:value-type="float">
            <text:p>171.8873385392</text:p>
          </table:table-cell>
          <table:table-cell office:value-type="float" office:value="0.25" calcext:value-type="float">
            <text:p>0.25</text:p>
          </table:table-cell>
          <table:table-cell office:value-type="float" office:value="42.9718346348117" calcext:value-type="float">
            <text:p>42.9718346348</text:p>
          </table:table-cell>
          <table:table-cell office:value-type="float" office:value="38.7609508565215" calcext:value-type="float">
            <text:p>38.7609508565</text:p>
          </table:table-cell>
          <table:table-cell office:value-type="float" office:value="46.1957488076617" calcext:value-type="float">
            <text:p>46.1957488077</text:p>
          </table:table-cell>
          <table:table-cell office:value-type="float" office:value="27.8145540334516" calcext:value-type="float">
            <text:p>27.8145540335</text:p>
          </table:table-cell>
          <table:table-cell office:value-type="float" office:value="34.8" calcext:value-type="float">
            <text:p>34.8</text:p>
          </table:table-cell>
          <table:table-cell office:value-type="float" office:value="40.0000000000001" calcext:value-type="float">
            <text:p>40</text:p>
          </table:table-cell>
          <table:table-cell office:value-type="float" office:value="23.9999999999999" calcext:value-type="float">
            <text:p>2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57.83100780887" calcext:value-type="float">
            <text:p>257.8310078089</text:p>
          </table:table-cell>
          <table:table-cell office:value-type="float" office:value="0.25" calcext:value-type="float">
            <text:p>0.25</text:p>
          </table:table-cell>
          <table:table-cell office:value-type="float" office:value="64.4577519522176" calcext:value-type="float">
            <text:p>64.4577519522</text:p>
          </table:table-cell>
          <table:table-cell office:value-type="float" office:value="33.8838250193082" calcext:value-type="float">
            <text:p>33.8838250193</text:p>
          </table:table-cell>
          <table:table-cell office:value-type="float" office:value="45.0046321782126" calcext:value-type="float">
            <text:p>45.0046321782</text:p>
          </table:table-cell>
          <table:table-cell office:value-type="float" office:value="27.7064511963694" calcext:value-type="float">
            <text:p>27.7064511964</text:p>
          </table:table-cell>
          <table:table-cell office:value-type="float" office:value="30.6999999999999" calcext:value-type="float">
            <text:p>30.7</text:p>
          </table:table-cell>
          <table:table-cell office:value-type="float" office:value="40.9999999999999" calcext:value-type="float">
            <text:p>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.887338539247" calcext:value-type="float">
            <text:p>171.8873385392</text:p>
          </table:table-cell>
          <table:table-cell office:value-type="float" office:value="0.5" calcext:value-type="float">
            <text:p>0.5</text:p>
          </table:table-cell>
          <table:table-cell office:value-type="float" office:value="85.9436692696235" calcext:value-type="float">
            <text:p>85.9436692696</text:p>
          </table:table-cell>
          <table:table-cell office:value-type="float" office:value="85.5485730653725" calcext:value-type="float">
            <text:p>85.5485730654</text:p>
          </table:table-cell>
          <table:table-cell office:value-type="float" office:value="89.1160936795869" calcext:value-type="float">
            <text:p>89.1160936796</text:p>
          </table:table-cell>
          <table:table-cell office:value-type="float" office:value="83.6137601346816" calcext:value-type="float">
            <text:p>83.6137601347</text:p>
          </table:table-cell>
          <table:table-cell office:value-type="float" office:value="76.3000000000002" calcext:value-type="float">
            <text:p>76.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1.887338539247" calcext:value-type="float">
            <text:p>171.8873385392</text:p>
          </table:table-cell>
          <table:table-cell office:value-type="float" office:value="0.5" calcext:value-type="float">
            <text:p>0.5</text:p>
          </table:table-cell>
          <table:table-cell office:value-type="float" office:value="85.9436692696235" calcext:value-type="float">
            <text:p>85.9436692696</text:p>
          </table:table-cell>
          <table:table-cell office:value-type="float" office:value="85.5485730653725" calcext:value-type="float">
            <text:p>85.5485730654</text:p>
          </table:table-cell>
          <table:table-cell office:value-type="float" office:value="89.1160936795869" calcext:value-type="float">
            <text:p>89.1160936796</text:p>
          </table:table-cell>
          <table:table-cell office:value-type="float" office:value="83.6137601346816" calcext:value-type="float">
            <text:p>83.6137601347</text:p>
          </table:table-cell>
          <table:table-cell office:value-type="float" office:value="76.3000000000002" calcext:value-type="float">
            <text:p>76.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.887338539247" calcext:value-type="float">
            <text:p>171.8873385392</text:p>
          </table:table-cell>
          <table:table-cell office:value-type="float" office:value="0.75" calcext:value-type="float">
            <text:p>0.75</text:p>
          </table:table-cell>
          <table:table-cell office:value-type="float" office:value="128.915503904435" calcext:value-type="float">
            <text:p>128.9155039044</text:p>
          </table:table-cell>
          <table:table-cell office:value-type="float" office:value="136.829634886949" calcext:value-type="float">
            <text:p>136.829634887</text:p>
          </table:table-cell>
          <table:table-cell office:value-type="float" office:value="145.965008105497" calcext:value-type="float">
            <text:p>145.9650081055</text:p>
          </table:table-cell>
          <table:table-cell office:value-type="float" office:value="127.870415078812" calcext:value-type="float">
            <text:p>127.8704150788</text:p>
          </table:table-cell>
          <table:table-cell office:value-type="float" office:value="123.2" calcext:value-type="float">
            <text:p>123.2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4.591559026165" calcext:value-type="float">
            <text:p>114.5915590262</text:p>
          </table:table-cell>
          <table:table-cell office:value-type="float" office:value="0.75" calcext:value-type="float">
            <text:p>0.75</text:p>
          </table:table-cell>
          <table:table-cell office:value-type="float" office:value="85.9436692696235" calcext:value-type="float">
            <text:p>85.9436692696</text:p>
          </table:table-cell>
          <table:table-cell office:value-type="float" office:value="93.9930554367631" calcext:value-type="float">
            <text:p>93.9930554368</text:p>
          </table:table-cell>
          <table:table-cell office:value-type="float" office:value="99.4969670314329" calcext:value-type="float">
            <text:p>99.4969670314</text:p>
          </table:table-cell>
          <table:table-cell office:value-type="float" office:value="88.3300472499136" calcext:value-type="float">
            <text:p>88.3300472499</text:p>
          </table:table-cell>
          <table:table-cell office:value-type="float" office:value="92.8999999999982" calcext:value-type="float">
            <text:p>92.9</text:p>
          </table:table-cell>
          <table:table-cell office:value-type="float" office:value="98.9999999999985" calcext:value-type="float">
            <text:p>99</text:p>
          </table:table-cell>
          <table:table-cell office:value-type="float" office:value="85.9999999999991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.887338539247" calcext:value-type="float">
            <text:p>171.8873385392</text:p>
          </table:table-cell>
          <table:table-cell office:value-type="float" office:value="1" calcext:value-type="float">
            <text:p>1</text:p>
          </table:table-cell>
          <table:table-cell office:value-type="float" office:value="171.887338539247" calcext:value-type="float">
            <text:p>171.8873385392</text:p>
          </table:table-cell>
          <table:table-cell office:value-type="float" office:value="186.537274270019" calcext:value-type="float">
            <text:p>186.53727427</text:p>
          </table:table-cell>
          <table:table-cell office:value-type="float" office:value="189.936567419315" calcext:value-type="float">
            <text:p>189.9365674193</text:p>
          </table:table-cell>
          <table:table-cell office:value-type="float" office:value="183.05968845987" calcext:value-type="float">
            <text:p>183.0596884599</text:p>
          </table:table-cell>
          <table:table-cell office:value-type="float" office:value="166.600000000002" calcext:value-type="float">
            <text:p>166.6</text:p>
          </table:table-cell>
          <table:table-cell office:value-type="float" office:value="170.000000000003" calcext:value-type="float">
            <text:p>170</text:p>
          </table:table-cell>
          <table:table-cell office:value-type="float" office:value="160.000000000003" calcext:value-type="float">
            <text:p>1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4.591559026165" calcext:value-type="float">
            <text:p>114.5915590262</text:p>
          </table:table-cell>
          <table:table-cell office:value-type="float" office:value="1" calcext:value-type="float">
            <text:p>1</text:p>
          </table:table-cell>
          <table:table-cell office:value-type="float" office:value="114.591559026165" calcext:value-type="float">
            <text:p>114.5915590262</text:p>
          </table:table-cell>
          <table:table-cell office:value-type="float" office:value="129.075036927393" calcext:value-type="float">
            <text:p>129.0750369274</text:p>
          </table:table-cell>
          <table:table-cell office:value-type="float" office:value="137.790198850365" calcext:value-type="float">
            <text:p>137.7901988504</text:p>
          </table:table-cell>
          <table:table-cell office:value-type="float" office:value="125.854386248985" calcext:value-type="float">
            <text:p>125.854386249</text:p>
          </table:table-cell>
          <table:table-cell office:value-type="float" office:value="127.899999999998" calcext:value-type="float">
            <text:p>127.9</text:p>
          </table:table-cell>
          <table:table-cell office:value-type="float" office:value="137.999999999998" calcext:value-type="float">
            <text:p>138</text:p>
          </table:table-cell>
          <table:table-cell office:value-type="float" office:value="123.999999999998" calcext:value-type="float">
            <text:p>12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57.83100780887" calcext:value-type="float">
            <text:p>257.8310078089</text:p>
          </table:table-cell>
          <table:table-cell office:value-type="float" office:value="0.1" calcext:value-type="float">
            <text:p>0.1</text:p>
          </table:table-cell>
          <table:table-cell office:value-type="float" office:value="25.783100780887" calcext:value-type="float">
            <text:p>25.7831007809</text:p>
          </table:table-cell>
          <table:table-cell office:value-type="float" office:value="11.0993068819756" calcext:value-type="float">
            <text:p>11.099306882</text:p>
          </table:table-cell>
          <table:table-cell office:value-type="float" office:value="16.4003761174717" calcext:value-type="float">
            <text:p>16.4003761175</text:p>
          </table:table-cell>
          <table:table-cell office:value-type="float" office:value="5.07130740840249" calcext:value-type="float">
            <text:p>5.0713074084</text:p>
          </table:table-cell>
          <table:table-cell office:value-type="float" office:value="9.69999999999997" calcext:value-type="float">
            <text:p>9.7</text:p>
          </table:table-cell>
          <table:table-cell office:value-type="float" office:value="15.9999999999999" calcext:value-type="float">
            <text:p>16</text:p>
          </table:table-cell>
          <table:table-cell office:value-type="float" office:value="2.99999999999996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57.83100780887" calcext:value-type="float">
            <text:p>257.8310078089</text:p>
          </table:table-cell>
          <table:table-cell office:value-type="float" office:value="0.5" calcext:value-type="float">
            <text:p>0.5</text:p>
          </table:table-cell>
          <table:table-cell office:value-type="float" office:value="128.915503904435" calcext:value-type="float">
            <text:p>128.9155039044</text:p>
          </table:table-cell>
          <table:table-cell office:value-type="float" office:value="86.2651418483757" calcext:value-type="float">
            <text:p>86.2651418484</text:p>
          </table:table-cell>
          <table:table-cell office:value-type="float" office:value="88.6510721894537" calcext:value-type="float">
            <text:p>88.6510721895</text:p>
          </table:table-cell>
          <table:table-cell office:value-type="float" office:value="84.121538327215" calcext:value-type="float">
            <text:p>84.1215383272</text:p>
          </table:table-cell>
          <table:table-cell office:value-type="float" office:value="76.7000000000002" calcext:value-type="float">
            <text:p>76.7</text:p>
          </table:table-cell>
          <table:table-cell office:value-type="float" office:value="78.9999999999998" calcext:value-type="float">
            <text:p>79</text:p>
          </table:table-cell>
          <table:table-cell office:value-type="float" office:value="73.9999999999999" calcext:value-type="float">
            <text:p>7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57.83100780887" calcext:value-type="float">
            <text:p>257.8310078089</text:p>
          </table:table-cell>
          <table:table-cell office:value-type="float" office:value="0.25" calcext:value-type="float">
            <text:p>0.25</text:p>
          </table:table-cell>
          <table:table-cell office:value-type="float" office:value="64.4577519522176" calcext:value-type="float">
            <text:p>64.4577519522</text:p>
          </table:table-cell>
          <table:table-cell office:value-type="float" office:value="33.8838250193082" calcext:value-type="float">
            <text:p>33.8838250193</text:p>
          </table:table-cell>
          <table:table-cell office:value-type="float" office:value="45.0046321782126" calcext:value-type="float">
            <text:p>45.0046321782</text:p>
          </table:table-cell>
          <table:table-cell office:value-type="float" office:value="27.7064511963694" calcext:value-type="float">
            <text:p>27.7064511964</text:p>
          </table:table-cell>
          <table:table-cell office:value-type="float" office:value="30.6999999999999" calcext:value-type="float">
            <text:p>30.7</text:p>
          </table:table-cell>
          <table:table-cell office:value-type="float" office:value="40.9999999999999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1.887338539247" calcext:value-type="float">
            <text:p>171.8873385392</text:p>
          </table:table-cell>
          <table:table-cell office:value-type="float" office:value="0.75" calcext:value-type="float">
            <text:p>0.75</text:p>
          </table:table-cell>
          <table:table-cell office:value-type="float" office:value="128.915503904435" calcext:value-type="float">
            <text:p>128.9155039044</text:p>
          </table:table-cell>
          <table:table-cell office:value-type="float" office:value="136.829634886949" calcext:value-type="float">
            <text:p>136.829634887</text:p>
          </table:table-cell>
          <table:table-cell office:value-type="float" office:value="145.965008105497" calcext:value-type="float">
            <text:p>145.9650081055</text:p>
          </table:table-cell>
          <table:table-cell office:value-type="float" office:value="127.870415078812" calcext:value-type="float">
            <text:p>127.8704150788</text:p>
          </table:table-cell>
          <table:table-cell office:value-type="float" office:value="123.2" calcext:value-type="float">
            <text:p>123.2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57.83100780887" calcext:value-type="float">
            <text:p>257.8310078089</text:p>
          </table:table-cell>
          <table:table-cell office:value-type="float" office:value="0.5" calcext:value-type="float">
            <text:p>0.5</text:p>
          </table:table-cell>
          <table:table-cell office:value-type="float" office:value="128.915503904435" calcext:value-type="float">
            <text:p>128.9155039044</text:p>
          </table:table-cell>
          <table:table-cell office:value-type="float" office:value="86.2651418483757" calcext:value-type="float">
            <text:p>86.2651418484</text:p>
          </table:table-cell>
          <table:table-cell office:value-type="float" office:value="88.6510721894537" calcext:value-type="float">
            <text:p>88.6510721895</text:p>
          </table:table-cell>
          <table:table-cell office:value-type="float" office:value="84.121538327215" calcext:value-type="float">
            <text:p>84.1215383272</text:p>
          </table:table-cell>
          <table:table-cell office:value-type="float" office:value="76.7000000000002" calcext:value-type="float">
            <text:p>76.7</text:p>
          </table:table-cell>
          <table:table-cell office:value-type="float" office:value="78.9999999999998" calcext:value-type="float">
            <text:p>79</text:p>
          </table:table-cell>
          <table:table-cell office:value-type="float" office:value="73.9999999999999" calcext:value-type="float">
            <text:p>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1.887338539247" calcext:value-type="float">
            <text:p>171.8873385392</text:p>
          </table:table-cell>
          <table:table-cell office:value-type="float" office:value="1" calcext:value-type="float">
            <text:p>1</text:p>
          </table:table-cell>
          <table:table-cell office:value-type="float" office:value="171.887338539247" calcext:value-type="float">
            <text:p>171.8873385392</text:p>
          </table:table-cell>
          <table:table-cell office:value-type="float" office:value="186.537274270019" calcext:value-type="float">
            <text:p>186.53727427</text:p>
          </table:table-cell>
          <table:table-cell office:value-type="float" office:value="189.936567419315" calcext:value-type="float">
            <text:p>189.9365674193</text:p>
          </table:table-cell>
          <table:table-cell office:value-type="float" office:value="183.05968845987" calcext:value-type="float">
            <text:p>183.0596884599</text:p>
          </table:table-cell>
          <table:table-cell office:value-type="float" office:value="166.600000000002" calcext:value-type="float">
            <text:p>166.6</text:p>
          </table:table-cell>
          <table:table-cell office:value-type="float" office:value="170.000000000003" calcext:value-type="float">
            <text:p>170</text:p>
          </table:table-cell>
          <table:table-cell office:value-type="float" office:value="160.000000000003" calcext:value-type="float">
            <text:p>16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57.83100780887" calcext:value-type="float">
            <text:p>257.8310078089</text:p>
          </table:table-cell>
          <table:table-cell office:value-type="float" office:value="0.75" calcext:value-type="float">
            <text:p>0.75</text:p>
          </table:table-cell>
          <table:table-cell office:value-type="float" office:value="193.373255856653" calcext:value-type="float">
            <text:p>193.3732558567</text:p>
          </table:table-cell>
          <table:table-cell office:value-type="float" office:value="143.416191729712" calcext:value-type="float">
            <text:p>143.4161917297</text:p>
          </table:table-cell>
          <table:table-cell office:value-type="float" office:value="148.565591534326" calcext:value-type="float">
            <text:p>148.5655915343</text:p>
          </table:table-cell>
          <table:table-cell office:value-type="float" office:value="131.229516652684" calcext:value-type="float">
            <text:p>131.2295166527</text:p>
          </table:table-cell>
          <table:table-cell office:value-type="float" office:value="128.800000000002" calcext:value-type="float">
            <text:p>128.8</text:p>
          </table:table-cell>
          <table:table-cell office:value-type="float" office:value="134.000000000001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57.83100780887" calcext:value-type="float">
            <text:p>257.8310078089</text:p>
          </table:table-cell>
          <table:table-cell office:value-type="float" office:value="0.75" calcext:value-type="float">
            <text:p>0.75</text:p>
          </table:table-cell>
          <table:table-cell office:value-type="float" office:value="193.373255856653" calcext:value-type="float">
            <text:p>193.3732558567</text:p>
          </table:table-cell>
          <table:table-cell office:value-type="float" office:value="143.416191729712" calcext:value-type="float">
            <text:p>143.4161917297</text:p>
          </table:table-cell>
          <table:table-cell office:value-type="float" office:value="148.565591534326" calcext:value-type="float">
            <text:p>148.5655915343</text:p>
          </table:table-cell>
          <table:table-cell office:value-type="float" office:value="131.229516652684" calcext:value-type="float">
            <text:p>131.2295166527</text:p>
          </table:table-cell>
          <table:table-cell office:value-type="float" office:value="128.800000000002" calcext:value-type="float">
            <text:p>128.8</text:p>
          </table:table-cell>
          <table:table-cell office:value-type="float" office:value="134.000000000001" calcext:value-type="float">
            <text:p>13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57.83100780887" calcext:value-type="float">
            <text:p>257.8310078089</text:p>
          </table:table-cell>
          <table:table-cell office:value-type="float" office:value="1" calcext:value-type="float">
            <text:p>1</text:p>
          </table:table-cell>
          <table:table-cell office:value-type="float" office:value="257.83100780887" calcext:value-type="float">
            <text:p>257.8310078089</text:p>
          </table:table-cell>
          <table:table-cell office:value-type="float" office:value="184.867702292389" calcext:value-type="float">
            <text:p>184.8677022924</text:p>
          </table:table-cell>
          <table:table-cell office:value-type="float" office:value="189.819475066334" calcext:value-type="float">
            <text:p>189.8194750663</text:p>
          </table:table-cell>
          <table:table-cell office:value-type="float" office:value="173.529458766906" calcext:value-type="float">
            <text:p>173.5294587669</text:p>
          </table:table-cell>
          <table:table-cell office:value-type="float" office:value="165.800000000002" calcext:value-type="float">
            <text:p>165.8</text:p>
          </table:table-cell>
          <table:table-cell office:value-type="float" office:value="171.000000000003" calcext:value-type="float">
            <text:p>171</text:p>
          </table:table-cell>
          <table:table-cell office:value-type="float" office:value="155.000000000002" calcext:value-type="float">
            <text:p>15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57.83100780887" calcext:value-type="float">
            <text:p>257.8310078089</text:p>
          </table:table-cell>
          <table:table-cell office:value-type="float" office:value="1" calcext:value-type="float">
            <text:p>1</text:p>
          </table:table-cell>
          <table:table-cell office:value-type="float" office:value="257.83100780887" calcext:value-type="float">
            <text:p>257.8310078089</text:p>
          </table:table-cell>
          <table:table-cell office:value-type="float" office:value="184.867702292389" calcext:value-type="float">
            <text:p>184.8677022924</text:p>
          </table:table-cell>
          <table:table-cell office:value-type="float" office:value="189.819475066334" calcext:value-type="float">
            <text:p>189.8194750663</text:p>
          </table:table-cell>
          <table:table-cell office:value-type="float" office:value="173.529458766906" calcext:value-type="float">
            <text:p>173.5294587669</text:p>
          </table:table-cell>
          <table:table-cell office:value-type="float" office:value="165.800000000002" calcext:value-type="float">
            <text:p>165.8</text:p>
          </table:table-cell>
          <table:table-cell office:value-type="float" office:value="171.000000000003" calcext:value-type="float">
            <text:p>171</text:p>
          </table:table-cell>
          <table:table-cell office:value-type="float" office:value="155.000000000002" calcext:value-type="float">
            <text:p>15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peed [rad/s]</text:p>
          </table:table-cell>
          <table:table-cell office:value-type="string" calcext:value-type="string">
            <text:p>Speed [deg/s]</text:p>
          </table:table-cell>
          <table:table-cell office:value-type="string" calcext:value-type="string">
            <text:p>Time [s]</text:p>
          </table:table-cell>
          <table:table-cell office:value-type="string" calcext:value-type="string">
            <text:p>expected [deg]</text:p>
          </table:table-cell>
          <table:table-cell office:value-type="string" calcext:value-type="string">
            <text:p>Average Camera [deg]</text:p>
          </table:table-cell>
          <table:table-cell office:value-type="string" calcext:value-type="string">
            <text:p>Camera Max [deg]</text:p>
          </table:table-cell>
          <table:table-cell office:value-type="string" calcext:value-type="string">
            <text:p>Camera Min [deg]</text:p>
          </table:table-cell>
          <table:table-cell office:value-type="string" calcext:value-type="string">
            <text:p>Odom Average [deg]</text:p>
          </table:table-cell>
          <table:table-cell office:value-type="string" calcext:value-type="string">
            <text:p>Odom Max [deg]</text:p>
          </table:table-cell>
          <table:table-cell office:value-type="string" calcext:value-type="string">
            <text:p>Odom Min [deg]</text:p>
          </table:table-cell>
          <table:table-cell office:value-type="string" calcext:value-type="string">
            <text:p>Camera(s1)</text:p>
          </table:table-cell>
          <table:table-cell office:value-type="string" calcext:value-type="string">
            <text:p>Camera(s2)</text:p>
          </table:table-cell>
          <table:table-cell office:value-type="string" calcext:value-type="string">
            <text:p>Camera(s3)</text:p>
          </table:table-cell>
          <table:table-cell office:value-type="string" calcext:value-type="string">
            <text:p>Camera(s4)</text:p>
          </table:table-cell>
          <table:table-cell office:value-type="string" calcext:value-type="string">
            <text:p>Camera(s5)</text:p>
          </table:table-cell>
          <table:table-cell office:value-type="string" calcext:value-type="string">
            <text:p>Odom(s1)</text:p>
          </table:table-cell>
          <table:table-cell office:value-type="string" calcext:value-type="string">
            <text:p>Odom(s2)</text:p>
          </table:table-cell>
          <table:table-cell office:value-type="string" calcext:value-type="string">
            <text:p>Odom(s3)</text:p>
          </table:table-cell>
          <table:table-cell office:value-type="string" calcext:value-type="string">
            <text:p>Odom(s4)</text:p>
          </table:table-cell>
          <table:table-cell office:value-type="string" calcext:value-type="string">
            <text:p>Odom(s5)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5.8366236104659" calcext:value-type="float">
            <text:p>45.8366236105</text:p>
          </table:table-cell>
          <table:table-cell office:value-type="float" office:value="0.1" calcext:value-type="float">
            <text:p>0.1</text:p>
          </table:table-cell>
          <table:table-cell office:value-type="float" office:value="4.58366236104659" calcext:value-type="float">
            <text:p>4.583662361</text:p>
          </table:table-cell>
          <table:table-cell office:value-type="float" office:value="1.98177674122783" calcext:value-type="float">
            <text:p>1.9817767412</text:p>
          </table:table-cell>
          <table:table-cell office:value-type="float" office:value="4.2318964321747" calcext:value-type="float">
            <text:p>4.2318964322</text:p>
          </table:table-cell>
          <table:table-cell office:value-type="float" office:value="1.29332933048651" calcext:value-type="float">
            <text:p>1.293329330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6.36110936292703E-015" calcext:value-type="float">
            <text:p>6.36110936292703E-15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5.8366236104659" calcext:value-type="float">
            <text:p>45.8366236105</text:p>
          </table:table-cell>
          <table:table-cell office:value-type="float" office:value="0.25" calcext:value-type="float">
            <text:p>0.25</text:p>
          </table:table-cell>
          <table:table-cell office:value-type="float" office:value="11.4591559026165" calcext:value-type="float">
            <text:p>11.4591559026</text:p>
          </table:table-cell>
          <table:table-cell office:value-type="float" office:value="10.5313423387797" calcext:value-type="float">
            <text:p>10.5313423388</text:p>
          </table:table-cell>
          <table:table-cell office:value-type="float" office:value="12.4429128735082" calcext:value-type="float">
            <text:p>12.4429128735</text:p>
          </table:table-cell>
          <table:table-cell office:value-type="float" office:value="7.95159620907362" calcext:value-type="float">
            <text:p>7.9515962091</text:p>
          </table:table-cell>
          <table:table-cell office:value-type="float" office:value="10.2" calcext:value-type="float">
            <text:p>10.2</text:p>
          </table:table-cell>
          <table:table-cell office:value-type="float" office:value="12" calcext:value-type="float">
            <text:p>12</text:p>
          </table:table-cell>
          <table:table-cell office:value-type="float" office:value="6.99999999999996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5.8366236104659" calcext:value-type="float">
            <text:p>45.8366236105</text:p>
          </table:table-cell>
          <table:table-cell office:value-type="float" office:value="0.5" calcext:value-type="float">
            <text:p>0.5</text:p>
          </table:table-cell>
          <table:table-cell office:value-type="float" office:value="22.9183118052329" calcext:value-type="float">
            <text:p>22.9183118052</text:p>
          </table:table-cell>
          <table:table-cell office:value-type="float" office:value="22.3630545893758" calcext:value-type="float">
            <text:p>22.3630545894</text:p>
          </table:table-cell>
          <table:table-cell office:value-type="float" office:value="22.9501939368478" calcext:value-type="float">
            <text:p>22.9501939368</text:p>
          </table:table-cell>
          <table:table-cell office:value-type="float" office:value="21.270719154627" calcext:value-type="float">
            <text:p>21.2707191546</text:p>
          </table:table-cell>
          <table:table-cell office:value-type="float" office:value="21.8" calcext:value-type="float">
            <text:p>21.8</text:p>
          </table:table-cell>
          <table:table-cell office:value-type="float" office:value="23" calcext:value-type="float">
            <text:p>23</text:p>
          </table:table-cell>
          <table:table-cell office:value-type="float" office:value="20.0000000000002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5.8366236104659" calcext:value-type="float">
            <text:p>45.8366236105</text:p>
          </table:table-cell>
          <table:table-cell office:value-type="float" office:value="0.75" calcext:value-type="float">
            <text:p>0.75</text:p>
          </table:table-cell>
          <table:table-cell office:value-type="float" office:value="34.3774677078494" calcext:value-type="float">
            <text:p>34.3774677078</text:p>
          </table:table-cell>
          <table:table-cell office:value-type="float" office:value="35.5604318890033" calcext:value-type="float">
            <text:p>35.560431889</text:p>
          </table:table-cell>
          <table:table-cell office:value-type="float" office:value="37.2317105638735" calcext:value-type="float">
            <text:p>37.2317105639</text:p>
          </table:table-cell>
          <table:table-cell office:value-type="float" office:value="32.8152542632753" calcext:value-type="float">
            <text:p>32.8152542633</text:p>
          </table:table-cell>
          <table:table-cell office:value-type="float" office:value="34.8999999999975" calcext:value-type="float">
            <text:p>34.9</text:p>
          </table:table-cell>
          <table:table-cell office:value-type="float" office:value="36.9999999999971" calcext:value-type="float">
            <text:p>37</text:p>
          </table:table-cell>
          <table:table-cell office:value-type="float" office:value="31.999999999998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5.8366236104659" calcext:value-type="float">
            <text:p>45.8366236105</text:p>
          </table:table-cell>
          <table:table-cell office:value-type="float" office:value="1" calcext:value-type="float">
            <text:p>1</text:p>
          </table:table-cell>
          <table:table-cell office:value-type="float" office:value="45.8366236104659" calcext:value-type="float">
            <text:p>45.8366236105</text:p>
          </table:table-cell>
          <table:table-cell office:value-type="float" office:value="48.3814016165873" calcext:value-type="float">
            <text:p>48.3814016166</text:p>
          </table:table-cell>
          <table:table-cell office:value-type="float" office:value="52.1851258011557" calcext:value-type="float">
            <text:p>52.1851258012</text:p>
          </table:table-cell>
          <table:table-cell office:value-type="float" office:value="47.3649112272276" calcext:value-type="float">
            <text:p>47.3649112272</text:p>
          </table:table-cell>
          <table:table-cell office:value-type="float" office:value="48.1000000000068" calcext:value-type="float">
            <text:p>48.1</text:p>
          </table:table-cell>
          <table:table-cell office:value-type="float" office:value="52.0000000000073" calcext:value-type="float">
            <text:p>52</text:p>
          </table:table-cell>
          <table:table-cell office:value-type="float" office:value="47.0000000000067" calcext:value-type="float">
            <text:p>47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0.1" calcext:value-type="float">
            <text:p>0.1</text:p>
          </table:table-cell>
          <table:table-cell office:value-type="float" office:value="5.72957795130823" calcext:value-type="float">
            <text:p>5.7295779513</text:p>
          </table:table-cell>
          <table:table-cell office:value-type="float" office:value="4.33162709158665" calcext:value-type="float">
            <text:p>4.3316270916</text:p>
          </table:table-cell>
          <table:table-cell office:value-type="float" office:value="7.19132011503192" calcext:value-type="float">
            <text:p>7.191320115</text:p>
          </table:table-cell>
          <table:table-cell office:value-type="float" office:value="1.21733748936066" calcext:value-type="float">
            <text:p>1.2173374894</text:p>
          </table:table-cell>
          <table:table-cell office:value-type="float" office:value="3.8" calcext:value-type="float">
            <text:p>3.8</text:p>
          </table:table-cell>
          <table:table-cell office:value-type="float" office:value="6.00000000000001" calcext:value-type="float">
            <text:p>6</text:p>
          </table:table-cell>
          <table:table-cell office:value-type="float" office:value="0.999999999999988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0.25" calcext:value-type="float">
            <text:p>0.25</text:p>
          </table:table-cell>
          <table:table-cell office:value-type="float" office:value="14.3239448782706" calcext:value-type="float">
            <text:p>14.3239448783</text:p>
          </table:table-cell>
          <table:table-cell office:value-type="float" office:value="12.3435309702763" calcext:value-type="float">
            <text:p>12.3435309703</text:p>
          </table:table-cell>
          <table:table-cell office:value-type="float" office:value="15.2263173936576" calcext:value-type="float">
            <text:p>15.2263173937</text:p>
          </table:table-cell>
          <table:table-cell office:value-type="float" office:value="10.6662695020012" calcext:value-type="float">
            <text:p>10.666269502</text:p>
          </table:table-cell>
          <table:table-cell office:value-type="float" office:value="12.1" calcext:value-type="float">
            <text:p>12.1</text:p>
          </table:table-cell>
          <table:table-cell office:value-type="float" office:value="15" calcext:value-type="float">
            <text:p>15</text:p>
          </table:table-cell>
          <table:table-cell office:value-type="float" office:value="9.00000000000006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0.5" calcext:value-type="float">
            <text:p>0.5</text:p>
          </table:table-cell>
          <table:table-cell office:value-type="float" office:value="28.6478897565412" calcext:value-type="float">
            <text:p>28.6478897565</text:p>
          </table:table-cell>
          <table:table-cell office:value-type="float" office:value="28.5858217444835" calcext:value-type="float">
            <text:p>28.5858217445</text:p>
          </table:table-cell>
          <table:table-cell office:value-type="float" office:value="32.9202148678448" calcext:value-type="float">
            <text:p>32.9202148678</text:p>
          </table:table-cell>
          <table:table-cell office:value-type="float" office:value="26.8331260116638" calcext:value-type="float">
            <text:p>26.8331260117</text:p>
          </table:table-cell>
          <table:table-cell office:value-type="float" office:value="28.8000000000002" calcext:value-type="float">
            <text:p>28.8</text:p>
          </table:table-cell>
          <table:table-cell office:value-type="float" office:value="32.0000000000001" calcext:value-type="float">
            <text:p>32</text:p>
          </table:table-cell>
          <table:table-cell office:value-type="float" office:value="27.0000000000002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0.75" calcext:value-type="float">
            <text:p>0.75</text:p>
          </table:table-cell>
          <table:table-cell office:value-type="float" office:value="42.9718346348117" calcext:value-type="float">
            <text:p>42.9718346348</text:p>
          </table:table-cell>
          <table:table-cell office:value-type="float" office:value="45.1340031751497" calcext:value-type="float">
            <text:p>45.1340031751</text:p>
          </table:table-cell>
          <table:table-cell office:value-type="float" office:value="46.786646936794" calcext:value-type="float">
            <text:p>46.7866469368</text:p>
          </table:table-cell>
          <table:table-cell office:value-type="float" office:value="42.4413180810876" calcext:value-type="float">
            <text:p>42.4413180811</text:p>
          </table:table-cell>
          <table:table-cell office:value-type="float" office:value="44.7999999999985" calcext:value-type="float">
            <text:p>44.8</text:p>
          </table:table-cell>
          <table:table-cell office:value-type="float" office:value="47.9999999999987" calcext:value-type="float">
            <text:p>48</text:p>
          </table:table-cell>
          <table:table-cell office:value-type="float" office:value="40.9999999999985" calcext:value-type="float">
            <text:p>4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1" calcext:value-type="float">
            <text:p>1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60.719642728955" calcext:value-type="float">
            <text:p>60.719642729</text:p>
          </table:table-cell>
          <table:table-cell office:value-type="float" office:value="64.1430066039355" calcext:value-type="float">
            <text:p>64.1430066039</text:p>
          </table:table-cell>
          <table:table-cell office:value-type="float" office:value="58.8610274731481" calcext:value-type="float">
            <text:p>58.8610274731</text:p>
          </table:table-cell>
          <table:table-cell office:value-type="float" office:value="59.8000000000085" calcext:value-type="float">
            <text:p>59.8</text:p>
          </table:table-cell>
          <table:table-cell office:value-type="float" office:value="62.0000000000088" calcext:value-type="float">
            <text:p>62</text:p>
          </table:table-cell>
          <table:table-cell office:value-type="float" office:value="58.0000000000082" calcext:value-type="float">
            <text:p>58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.591559026165" calcext:value-type="float">
            <text:p>114.5915590262</text:p>
          </table:table-cell>
          <table:table-cell office:value-type="float" office:value="0.1" calcext:value-type="float">
            <text:p>0.1</text:p>
          </table:table-cell>
          <table:table-cell office:value-type="float" office:value="11.4591559026165" calcext:value-type="float">
            <text:p>11.4591559026</text:p>
          </table:table-cell>
          <table:table-cell office:value-type="float" office:value="7.1449717559051" calcext:value-type="float">
            <text:p>7.1449717559</text:p>
          </table:table-cell>
          <table:table-cell office:value-type="float" office:value="14.6098387705179" calcext:value-type="float">
            <text:p>14.6098387705</text:p>
          </table:table-cell>
          <table:table-cell office:value-type="float" office:value="2.15302071383874" calcext:value-type="float">
            <text:p>2.1530207138</text:p>
          </table:table-cell>
          <table:table-cell office:value-type="float" office:value="6.30000000000001" calcext:value-type="float">
            <text:p>6.3</text:p>
          </table:table-cell>
          <table:table-cell office:value-type="float" office:value="14" calcext:value-type="float">
            <text:p>14</text:p>
          </table:table-cell>
          <table:table-cell office:value-type="float" office:value="1.99999999999997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.591559026165" calcext:value-type="float">
            <text:p>114.5915590262</text:p>
          </table:table-cell>
          <table:table-cell office:value-type="float" office:value="0.25" calcext:value-type="float">
            <text:p>0.25</text:p>
          </table:table-cell>
          <table:table-cell office:value-type="float" office:value="28.6478897565412" calcext:value-type="float">
            <text:p>28.6478897565</text:p>
          </table:table-cell>
          <table:table-cell office:value-type="float" office:value="28.9498062232892" calcext:value-type="float">
            <text:p>28.9498062233</text:p>
          </table:table-cell>
          <table:table-cell office:value-type="float" office:value="34.3436679625894" calcext:value-type="float">
            <text:p>34.3436679626</text:p>
          </table:table-cell>
          <table:table-cell office:value-type="float" office:value="23.3599251996129" calcext:value-type="float">
            <text:p>23.3599251996</text:p>
          </table:table-cell>
          <table:table-cell office:value-type="float" office:value="27.6000000000001" calcext:value-type="float">
            <text:p>27.6</text:p>
          </table:table-cell>
          <table:table-cell office:value-type="float" office:value="33.0000000000001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.591559026165" calcext:value-type="float">
            <text:p>114.5915590262</text:p>
          </table:table-cell>
          <table:table-cell office:value-type="float" office:value="0.5" calcext:value-type="float">
            <text:p>0.5</text:p>
          </table:table-cell>
          <table:table-cell office:value-type="float" office:value="57.2957795130823" calcext:value-type="float">
            <text:p>57.2957795131</text:p>
          </table:table-cell>
          <table:table-cell office:value-type="float" office:value="98.1566525985059" calcext:value-type="float">
            <text:p>98.1566525985</text:p>
          </table:table-cell>
          <table:table-cell office:value-type="float" office:value="244.362279305473" calcext:value-type="float">
            <text:p>244.3622793055</text:p>
          </table:table-cell>
          <table:table-cell office:value-type="float" office:value="59.1285729530706" calcext:value-type="float">
            <text:p>59.1285729531</text:p>
          </table:table-cell>
          <table:table-cell office:value-type="float" office:value="60.9000000000003" calcext:value-type="float">
            <text:p>60.9</text:p>
          </table:table-cell>
          <table:table-cell office:value-type="float" office:value="70.0000000000002" calcext:value-type="float">
            <text:p>70</text:p>
          </table:table-cell>
          <table:table-cell office:value-type="float" office:value="58.0000000000005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.591559026165" calcext:value-type="float">
            <text:p>114.5915590262</text:p>
          </table:table-cell>
          <table:table-cell office:value-type="float" office:value="0.75" calcext:value-type="float">
            <text:p>0.75</text:p>
          </table:table-cell>
          <table:table-cell office:value-type="float" office:value="85.9436692696235" calcext:value-type="float">
            <text:p>85.9436692696</text:p>
          </table:table-cell>
          <table:table-cell office:value-type="float" office:value="93.9930554367631" calcext:value-type="float">
            <text:p>93.9930554368</text:p>
          </table:table-cell>
          <table:table-cell office:value-type="float" office:value="99.4969670314329" calcext:value-type="float">
            <text:p>99.4969670314</text:p>
          </table:table-cell>
          <table:table-cell office:value-type="float" office:value="88.3300472499136" calcext:value-type="float">
            <text:p>88.3300472499</text:p>
          </table:table-cell>
          <table:table-cell office:value-type="float" office:value="92.8999999999982" calcext:value-type="float">
            <text:p>92.9</text:p>
          </table:table-cell>
          <table:table-cell office:value-type="float" office:value="98.9999999999985" calcext:value-type="float">
            <text:p>99</text:p>
          </table:table-cell>
          <table:table-cell office:value-type="float" office:value="85.9999999999991" calcext:value-type="float">
            <text:p>8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.591559026165" calcext:value-type="float">
            <text:p>114.5915590262</text:p>
          </table:table-cell>
          <table:table-cell office:value-type="float" office:value="1" calcext:value-type="float">
            <text:p>1</text:p>
          </table:table-cell>
          <table:table-cell office:value-type="float" office:value="114.591559026165" calcext:value-type="float">
            <text:p>114.5915590262</text:p>
          </table:table-cell>
          <table:table-cell office:value-type="float" office:value="129.075036927393" calcext:value-type="float">
            <text:p>129.0750369274</text:p>
          </table:table-cell>
          <table:table-cell office:value-type="float" office:value="137.790198850365" calcext:value-type="float">
            <text:p>137.7901988504</text:p>
          </table:table-cell>
          <table:table-cell office:value-type="float" office:value="125.854386248985" calcext:value-type="float">
            <text:p>125.854386249</text:p>
          </table:table-cell>
          <table:table-cell office:value-type="float" office:value="127.899999999998" calcext:value-type="float">
            <text:p>127.9</text:p>
          </table:table-cell>
          <table:table-cell office:value-type="float" office:value="137.999999999998" calcext:value-type="float">
            <text:p>138</text:p>
          </table:table-cell>
          <table:table-cell office:value-type="float" office:value="123.999999999998" calcext:value-type="float">
            <text:p>124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.887338539247" calcext:value-type="float">
            <text:p>171.8873385392</text:p>
          </table:table-cell>
          <table:table-cell office:value-type="float" office:value="0.1" calcext:value-type="float">
            <text:p>0.1</text:p>
          </table:table-cell>
          <table:table-cell office:value-type="float" office:value="17.1887338539247" calcext:value-type="float">
            <text:p>17.1887338539</text:p>
          </table:table-cell>
          <table:table-cell office:value-type="float" office:value="10.7824440624502" calcext:value-type="float">
            <text:p>10.7824440625</text:p>
          </table:table-cell>
          <table:table-cell office:value-type="float" office:value="15.8920084968184" calcext:value-type="float">
            <text:p>15.8920084968</text:p>
          </table:table-cell>
          <table:table-cell office:value-type="float" office:value="4.22337901665495" calcext:value-type="float">
            <text:p>4.2233790167</text:p>
          </table:table-cell>
          <table:table-cell office:value-type="float" office:value="9.39999999999998" calcext:value-type="float">
            <text:p>9.4</text:p>
          </table:table-cell>
          <table:table-cell office:value-type="float" office:value="15" calcext:value-type="float">
            <text:p>15</text:p>
          </table:table-cell>
          <table:table-cell office:value-type="float" office:value="2.99999999999997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.887338539247" calcext:value-type="float">
            <text:p>171.8873385392</text:p>
          </table:table-cell>
          <table:table-cell office:value-type="float" office:value="0.25" calcext:value-type="float">
            <text:p>0.25</text:p>
          </table:table-cell>
          <table:table-cell office:value-type="float" office:value="42.9718346348117" calcext:value-type="float">
            <text:p>42.9718346348</text:p>
          </table:table-cell>
          <table:table-cell office:value-type="float" office:value="38.7609508565215" calcext:value-type="float">
            <text:p>38.7609508565</text:p>
          </table:table-cell>
          <table:table-cell office:value-type="float" office:value="46.1957488076617" calcext:value-type="float">
            <text:p>46.1957488077</text:p>
          </table:table-cell>
          <table:table-cell office:value-type="float" office:value="27.8145540334516" calcext:value-type="float">
            <text:p>27.8145540335</text:p>
          </table:table-cell>
          <table:table-cell office:value-type="float" office:value="34.8" calcext:value-type="float">
            <text:p>34.8</text:p>
          </table:table-cell>
          <table:table-cell office:value-type="float" office:value="40.0000000000001" calcext:value-type="float">
            <text:p>40</text:p>
          </table:table-cell>
          <table:table-cell office:value-type="float" office:value="23.9999999999999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.887338539247" calcext:value-type="float">
            <text:p>171.8873385392</text:p>
          </table:table-cell>
          <table:table-cell office:value-type="float" office:value="0.5" calcext:value-type="float">
            <text:p>0.5</text:p>
          </table:table-cell>
          <table:table-cell office:value-type="float" office:value="85.9436692696235" calcext:value-type="float">
            <text:p>85.9436692696</text:p>
          </table:table-cell>
          <table:table-cell office:value-type="float" office:value="85.5485730653725" calcext:value-type="float">
            <text:p>85.5485730654</text:p>
          </table:table-cell>
          <table:table-cell office:value-type="float" office:value="89.1160936795869" calcext:value-type="float">
            <text:p>89.1160936796</text:p>
          </table:table-cell>
          <table:table-cell office:value-type="float" office:value="83.6137601346816" calcext:value-type="float">
            <text:p>83.6137601347</text:p>
          </table:table-cell>
          <table:table-cell office:value-type="float" office:value="76.3000000000002" calcext:value-type="float">
            <text:p>76.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.887338539247" calcext:value-type="float">
            <text:p>171.8873385392</text:p>
          </table:table-cell>
          <table:table-cell office:value-type="float" office:value="0.75" calcext:value-type="float">
            <text:p>0.75</text:p>
          </table:table-cell>
          <table:table-cell office:value-type="float" office:value="128.915503904435" calcext:value-type="float">
            <text:p>128.9155039044</text:p>
          </table:table-cell>
          <table:table-cell office:value-type="float" office:value="136.829634886949" calcext:value-type="float">
            <text:p>136.829634887</text:p>
          </table:table-cell>
          <table:table-cell office:value-type="float" office:value="145.965008105497" calcext:value-type="float">
            <text:p>145.9650081055</text:p>
          </table:table-cell>
          <table:table-cell office:value-type="float" office:value="127.870415078812" calcext:value-type="float">
            <text:p>127.8704150788</text:p>
          </table:table-cell>
          <table:table-cell office:value-type="float" office:value="123.2" calcext:value-type="float">
            <text:p>123.2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.887338539247" calcext:value-type="float">
            <text:p>171.8873385392</text:p>
          </table:table-cell>
          <table:table-cell office:value-type="float" office:value="1" calcext:value-type="float">
            <text:p>1</text:p>
          </table:table-cell>
          <table:table-cell office:value-type="float" office:value="171.887338539247" calcext:value-type="float">
            <text:p>171.8873385392</text:p>
          </table:table-cell>
          <table:table-cell office:value-type="float" office:value="186.537274270019" calcext:value-type="float">
            <text:p>186.53727427</text:p>
          </table:table-cell>
          <table:table-cell office:value-type="float" office:value="189.936567419315" calcext:value-type="float">
            <text:p>189.9365674193</text:p>
          </table:table-cell>
          <table:table-cell office:value-type="float" office:value="183.05968845987" calcext:value-type="float">
            <text:p>183.0596884599</text:p>
          </table:table-cell>
          <table:table-cell office:value-type="float" office:value="166.600000000002" calcext:value-type="float">
            <text:p>166.6</text:p>
          </table:table-cell>
          <table:table-cell office:value-type="float" office:value="170.000000000003" calcext:value-type="float">
            <text:p>170</text:p>
          </table:table-cell>
          <table:table-cell office:value-type="float" office:value="160.000000000003" calcext:value-type="float">
            <text:p>160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57.83100780887" calcext:value-type="float">
            <text:p>257.8310078089</text:p>
          </table:table-cell>
          <table:table-cell office:value-type="float" office:value="0.1" calcext:value-type="float">
            <text:p>0.1</text:p>
          </table:table-cell>
          <table:table-cell office:value-type="float" office:value="25.783100780887" calcext:value-type="float">
            <text:p>25.7831007809</text:p>
          </table:table-cell>
          <table:table-cell office:value-type="float" office:value="11.0993068819756" calcext:value-type="float">
            <text:p>11.099306882</text:p>
          </table:table-cell>
          <table:table-cell office:value-type="float" office:value="16.4003761174717" calcext:value-type="float">
            <text:p>16.4003761175</text:p>
          </table:table-cell>
          <table:table-cell office:value-type="float" office:value="5.07130740840249" calcext:value-type="float">
            <text:p>5.0713074084</text:p>
          </table:table-cell>
          <table:table-cell office:value-type="float" office:value="9.69999999999997" calcext:value-type="float">
            <text:p>9.7</text:p>
          </table:table-cell>
          <table:table-cell office:value-type="float" office:value="15.9999999999999" calcext:value-type="float">
            <text:p>16</text:p>
          </table:table-cell>
          <table:table-cell office:value-type="float" office:value="2.99999999999996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57.83100780887" calcext:value-type="float">
            <text:p>257.8310078089</text:p>
          </table:table-cell>
          <table:table-cell office:value-type="float" office:value="0.25" calcext:value-type="float">
            <text:p>0.25</text:p>
          </table:table-cell>
          <table:table-cell office:value-type="float" office:value="64.4577519522176" calcext:value-type="float">
            <text:p>64.4577519522</text:p>
          </table:table-cell>
          <table:table-cell office:value-type="float" office:value="33.8838250193082" calcext:value-type="float">
            <text:p>33.8838250193</text:p>
          </table:table-cell>
          <table:table-cell office:value-type="float" office:value="45.0046321782126" calcext:value-type="float">
            <text:p>45.0046321782</text:p>
          </table:table-cell>
          <table:table-cell office:value-type="float" office:value="27.7064511963694" calcext:value-type="float">
            <text:p>27.7064511964</text:p>
          </table:table-cell>
          <table:table-cell office:value-type="float" office:value="30.6999999999999" calcext:value-type="float">
            <text:p>30.7</text:p>
          </table:table-cell>
          <table:table-cell office:value-type="float" office:value="40.9999999999999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57.83100780887" calcext:value-type="float">
            <text:p>257.8310078089</text:p>
          </table:table-cell>
          <table:table-cell office:value-type="float" office:value="0.5" calcext:value-type="float">
            <text:p>0.5</text:p>
          </table:table-cell>
          <table:table-cell office:value-type="float" office:value="128.915503904435" calcext:value-type="float">
            <text:p>128.9155039044</text:p>
          </table:table-cell>
          <table:table-cell office:value-type="float" office:value="86.2651418483757" calcext:value-type="float">
            <text:p>86.2651418484</text:p>
          </table:table-cell>
          <table:table-cell office:value-type="float" office:value="88.6510721894537" calcext:value-type="float">
            <text:p>88.6510721895</text:p>
          </table:table-cell>
          <table:table-cell office:value-type="float" office:value="84.121538327215" calcext:value-type="float">
            <text:p>84.1215383272</text:p>
          </table:table-cell>
          <table:table-cell office:value-type="float" office:value="76.7000000000002" calcext:value-type="float">
            <text:p>76.7</text:p>
          </table:table-cell>
          <table:table-cell office:value-type="float" office:value="78.9999999999998" calcext:value-type="float">
            <text:p>79</text:p>
          </table:table-cell>
          <table:table-cell office:value-type="float" office:value="73.9999999999999" calcext:value-type="float">
            <text:p>74</text:p>
          </table:table-cell>
          <table:table-cell table:number-columns-repeated="11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57.83100780887" calcext:value-type="float">
            <text:p>257.8310078089</text:p>
          </table:table-cell>
          <table:table-cell office:value-type="float" office:value="0.75" calcext:value-type="float">
            <text:p>0.75</text:p>
          </table:table-cell>
          <table:table-cell office:value-type="float" office:value="193.373255856653" calcext:value-type="float">
            <text:p>193.3732558567</text:p>
          </table:table-cell>
          <table:table-cell office:value-type="float" office:value="143.416191729712" calcext:value-type="float">
            <text:p>143.4161917297</text:p>
          </table:table-cell>
          <table:table-cell office:value-type="float" office:value="148.565591534326" calcext:value-type="float">
            <text:p>148.5655915343</text:p>
          </table:table-cell>
          <table:table-cell office:value-type="float" office:value="131.229516652684" calcext:value-type="float">
            <text:p>131.2295166527</text:p>
          </table:table-cell>
          <table:table-cell office:value-type="float" office:value="128.800000000002" calcext:value-type="float">
            <text:p>128.8</text:p>
          </table:table-cell>
          <table:table-cell office:value-type="float" office:value="134.000000000001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table:number-columns-repeated="11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57.83100780887" calcext:value-type="float">
            <text:p>257.8310078089</text:p>
          </table:table-cell>
          <table:table-cell office:value-type="float" office:value="1" calcext:value-type="float">
            <text:p>1</text:p>
          </table:table-cell>
          <table:table-cell office:value-type="float" office:value="257.83100780887" calcext:value-type="float">
            <text:p>257.8310078089</text:p>
          </table:table-cell>
          <table:table-cell office:value-type="float" office:value="184.867702292389" calcext:value-type="float">
            <text:p>184.8677022924</text:p>
          </table:table-cell>
          <table:table-cell office:value-type="float" office:value="189.819475066334" calcext:value-type="float">
            <text:p>189.8194750663</text:p>
          </table:table-cell>
          <table:table-cell office:value-type="float" office:value="173.529458766906" calcext:value-type="float">
            <text:p>173.5294587669</text:p>
          </table:table-cell>
          <table:table-cell office:value-type="float" office:value="165.800000000002" calcext:value-type="float">
            <text:p>165.8</text:p>
          </table:table-cell>
          <table:table-cell office:value-type="float" office:value="171.000000000003" calcext:value-type="float">
            <text:p>171</text:p>
          </table:table-cell>
          <table:table-cell office:value-type="float" office:value="155.000000000002" calcext:value-type="float">
            <text:p>155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2:Sheet1.J26" table:contains-header="false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1:11:01.582663998</meta:creation-date>
    <dc:date>2017-07-07T16:30:26.493205417</dc:date>
    <meta:editing-duration>PT2H15M42S</meta:editing-duration>
    <meta:editing-cycles>1</meta:editing-cycles>
    <meta:document-statistic meta:table-count="1" meta:cell-count="79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6666ff" draw:fill-color="#6666ff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6666ff" draw:fill-color="#6666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sterisk" chart:symbol-width="0.5cm" chart:symbol-height="0.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5cm" chart:symbol-height="0.5cm" chart:link-data-style-to-source="true"/>
      <style:graphic-properties svg:stroke-width="0.08cm" svg:stroke-color="#6666ff" draw:fill-color="#6666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sterisk" chart:symbol-width="0.5cm" chart:symbol-height="0.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5cm" chart:symbol-height="0.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5cm" chart:symbol-height="0.5cm" chart:link-data-style-to-source="true"/>
      <style:graphic-properties svg:stroke-width="0.08cm" svg:stroke-color="#6666ff" draw:fill-color="#6666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5cm" chart:symbol-height="0.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519cm" svg:height="25.25cm" xlink:href=".." xlink:type="simple" chart:class="chart:scatter" chart:style-name="ch1">
        <chart:legend chart:legend-position="end" svg:x="41.402cm" svg:y="10.085cm" style:legend-expansion="high" chart:style-name="ch2"/>
        <chart:plot-area chart:style-name="ch3" table:cell-range-address="Sheet1.D29:Sheet1.E33 Sheet1.O28:Sheet1.T28 Sheet1.H29:Sheet1.H33 Sheet1.H35:Sheet1.H39 Sheet1.H41:Sheet1.H45 Sheet1.H47:Sheet1.H51 Sheet1.H53:Sheet1.H57 Sheet1.K28:Sheet1.N28 Sheet1.E35:Sheet1.E39 Sheet1.E41:Sheet1.E45 Sheet1.E47:Sheet1.E51 Sheet1.E53:Sheet1.E57" chart:data-source-has-labels="row" svg:x="2.547cm" svg:y="0.45cm" svg:width="39.611cm" svg:height="24.229cm">
          <chartooo:coordinate-region svg:x="3.354cm" svg:y="0.649cm" svg:width="38.524cm" svg:height="23.3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9:Sheet1.H33" chart:label-cell-address="Sheet1.P28:Sheet1.P28" chart:class="chart:scatter">
            <chart:domain table:cell-range-address="Sheet1.D29:Sheet1.D33"/>
            <chart:data-point chart:repeated="5"/>
          </chart:series>
          <chart:series chart:style-name="ch7" chart:values-cell-range-address="Sheet1.H35:Sheet1.H39" chart:label-cell-address="Sheet1.Q28:Sheet1.Q28" chart:class="chart:scatter">
            <chart:domain table:cell-range-address="Sheet1.D35:Sheet1.D39"/>
            <chart:data-point chart:repeated="5"/>
          </chart:series>
          <chart:series chart:style-name="ch8" chart:values-cell-range-address="Sheet1.H41:Sheet1.H45" chart:label-cell-address="Sheet1.R28:Sheet1.R28" chart:class="chart:scatter">
            <chart:domain table:cell-range-address="Sheet1.D41:Sheet1.D45"/>
            <chart:data-point chart:repeated="5"/>
          </chart:series>
          <chart:series chart:style-name="ch9" chart:values-cell-range-address="Sheet1.H47:Sheet1.H51" chart:label-cell-address="Sheet1.S28:Sheet1.S28" chart:class="chart:scatter">
            <chart:domain table:cell-range-address="Sheet1.D47:Sheet1.D51"/>
            <chart:data-point chart:repeated="5"/>
          </chart:series>
          <chart:series chart:style-name="ch10" chart:values-cell-range-address="Sheet1.H53:Sheet1.H57" chart:label-cell-address="Sheet1.T28:Sheet1.T28" chart:class="chart:scatter">
            <chart:domain table:cell-range-address="Sheet1.D53:Sheet1.D57"/>
            <chart:data-point chart:repeated="5"/>
          </chart:series>
          <chart:series chart:style-name="ch11" chart:values-cell-range-address="Sheet1.E29:Sheet1.E33" chart:label-cell-address="Sheet1.K28:Sheet1.K28" chart:class="chart:scatter">
            <chart:data-point chart:repeated="5"/>
          </chart:series>
          <chart:series chart:style-name="ch12" chart:values-cell-range-address="Sheet1.E35:Sheet1.E39" chart:label-cell-address="Sheet1.L28:Sheet1.L28" chart:class="chart:scatter">
            <chart:domain table:cell-range-address="Sheet1.D35:Sheet1.D39"/>
            <chart:data-point chart:repeated="5"/>
          </chart:series>
          <chart:series chart:style-name="ch13" chart:values-cell-range-address="Sheet1.E41:Sheet1.E45" chart:label-cell-address="Sheet1.M28:Sheet1.M28" chart:class="chart:scatter">
            <chart:domain table:cell-range-address="Sheet1.D41:Sheet1.D45"/>
            <chart:data-point chart:repeated="5"/>
          </chart:series>
          <chart:series chart:style-name="ch14" chart:values-cell-range-address="Sheet1.E47:Sheet1.E51" chart:label-cell-address="Sheet1.N28:Sheet1.N28" chart:class="chart:scatter">
            <chart:domain table:cell-range-address="Sheet1.D47:Sheet1.D51"/>
            <chart:data-point chart:repeated="5"/>
          </chart:series>
          <chart:series chart:style-name="ch15" chart:values-cell-range-address="Sheet1.E53:Sheet1.E57" chart:label-cell-address="Sheet1.O28:Sheet1.O28" chart:class="chart:scatter">
            <chart:domain table:cell-range-address="Sheet1.D53:Sheet1.D57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dom(s1)</text:p>
                <draw:g>
                  <svg:desc>Sheet1.P28:Sheet1.P2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Odom(s2)</text:p>
                <draw:g>
                  <svg:desc>Sheet1.Q28:Sheet1.Q2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Odom(s3)</text:p>
                <draw:g>
                  <svg:desc>Sheet1.R28:Sheet1.R2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Odom(s4)</text:p>
                <draw:g>
                  <svg:desc>Sheet1.S28:Sheet1.S2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Odom(s5)</text:p>
                <draw:g>
                  <svg:desc>Sheet1.T28:Sheet1.T28</svg:desc>
                </draw:g>
              </table:table-cell>
              <table:table-cell office:value-type="string">
                <text:p>Camera(s1)</text:p>
                <draw:g>
                  <svg:desc>Sheet1.K28:Sheet1.K2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amera(s2)</text:p>
                <draw:g>
                  <svg:desc>Sheet1.L28:Sheet1.L2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amera(s3)</text:p>
                <draw:g>
                  <svg:desc>Sheet1.M28:Sheet1.M2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amera(s4)</text:p>
                <draw:g>
                  <svg:desc>Sheet1.N28:Sheet1.N2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amera(s5)</text:p>
                <draw:g>
                  <svg:desc>Sheet1.O28:Sheet1.O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8366236104659">
                <text:p>4.58366236104659</text:p>
                <draw:g>
                  <svg:desc>Sheet1.D29:Sheet1.D33</svg:desc>
                </draw:g>
              </table:table-cell>
              <table:table-cell office:value-type="float" office:value="1.2">
                <text:p>1.2</text:p>
                <draw:g>
                  <svg:desc>Sheet1.H29:Sheet1.H33</svg:desc>
                </draw:g>
              </table:table-cell>
              <table:table-cell office:value-type="float" office:value="5.72957795130823">
                <text:p>5.72957795130823</text:p>
                <draw:g>
                  <svg:desc>Sheet1.D35:Sheet1.D39</svg:desc>
                </draw:g>
              </table:table-cell>
              <table:table-cell office:value-type="float" office:value="3.8">
                <text:p>3.8</text:p>
                <draw:g>
                  <svg:desc>Sheet1.H35:Sheet1.H39</svg:desc>
                </draw:g>
              </table:table-cell>
              <table:table-cell office:value-type="float" office:value="11.4591559026165">
                <text:p>11.4591559026165</text:p>
                <draw:g>
                  <svg:desc>Sheet1.D41:Sheet1.D45</svg:desc>
                </draw:g>
              </table:table-cell>
              <table:table-cell office:value-type="float" office:value="6.30000000000001">
                <text:p>6.30000000000001</text:p>
                <draw:g>
                  <svg:desc>Sheet1.H41:Sheet1.H45</svg:desc>
                </draw:g>
              </table:table-cell>
              <table:table-cell office:value-type="float" office:value="17.1887338539247">
                <text:p>17.1887338539247</text:p>
                <draw:g>
                  <svg:desc>Sheet1.D47:Sheet1.D51</svg:desc>
                </draw:g>
              </table:table-cell>
              <table:table-cell office:value-type="float" office:value="9.39999999999998">
                <text:p>9.39999999999998</text:p>
                <draw:g>
                  <svg:desc>Sheet1.H47:Sheet1.H51</svg:desc>
                </draw:g>
              </table:table-cell>
              <table:table-cell office:value-type="float" office:value="25.783100780887">
                <text:p>25.783100780887</text:p>
                <draw:g>
                  <svg:desc>Sheet1.D53:Sheet1.D57</svg:desc>
                </draw:g>
              </table:table-cell>
              <table:table-cell office:value-type="float" office:value="9.69999999999997">
                <text:p>9.69999999999997</text:p>
                <draw:g>
                  <svg:desc>Sheet1.H53:Sheet1.H57</svg:desc>
                </draw:g>
              </table:table-cell>
              <table:table-cell office:value-type="float" office:value="1.98177674122783">
                <text:p>1.98177674122783</text:p>
                <draw:g>
                  <svg:desc>Sheet1.E29:Sheet1.E33</svg:desc>
                </draw:g>
              </table:table-cell>
              <table:table-cell office:value-type="float" office:value="5.72957795130823">
                <text:p>5.72957795130823</text:p>
                <draw:g>
                  <svg:desc>Sheet1.D35:Sheet1.D39</svg:desc>
                </draw:g>
              </table:table-cell>
              <table:table-cell office:value-type="float" office:value="4.33162709158665">
                <text:p>4.33162709158665</text:p>
                <draw:g>
                  <svg:desc>Sheet1.E35:Sheet1.E39</svg:desc>
                </draw:g>
              </table:table-cell>
              <table:table-cell office:value-type="float" office:value="11.4591559026165">
                <text:p>11.4591559026165</text:p>
                <draw:g>
                  <svg:desc>Sheet1.D41:Sheet1.D45</svg:desc>
                </draw:g>
              </table:table-cell>
              <table:table-cell office:value-type="float" office:value="7.1449717559051">
                <text:p>7.1449717559051</text:p>
                <draw:g>
                  <svg:desc>Sheet1.E41:Sheet1.E45</svg:desc>
                </draw:g>
              </table:table-cell>
              <table:table-cell office:value-type="float" office:value="17.1887338539247">
                <text:p>17.1887338539247</text:p>
                <draw:g>
                  <svg:desc>Sheet1.D47:Sheet1.D51</svg:desc>
                </draw:g>
              </table:table-cell>
              <table:table-cell office:value-type="float" office:value="10.7824440624502">
                <text:p>10.7824440624502</text:p>
                <draw:g>
                  <svg:desc>Sheet1.E47:Sheet1.E51</svg:desc>
                </draw:g>
              </table:table-cell>
              <table:table-cell office:value-type="float" office:value="25.783100780887">
                <text:p>25.783100780887</text:p>
                <draw:g>
                  <svg:desc>Sheet1.D53:Sheet1.D57</svg:desc>
                </draw:g>
              </table:table-cell>
              <table:table-cell office:value-type="float" office:value="11.0993068819756">
                <text:p>11.0993068819756</text:p>
                <draw:g>
                  <svg:desc>Sheet1.E53:Sheet1.E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4591559026165">
                <text:p>11.4591559026165</text:p>
              </table:table-cell>
              <table:table-cell office:value-type="float" office:value="10.2">
                <text:p>10.2</text:p>
              </table:table-cell>
              <table:table-cell office:value-type="float" office:value="14.3239448782706">
                <text:p>14.3239448782706</text:p>
              </table:table-cell>
              <table:table-cell office:value-type="float" office:value="12.1">
                <text:p>12.1</text:p>
              </table:table-cell>
              <table:table-cell office:value-type="float" office:value="28.6478897565412">
                <text:p>28.6478897565412</text:p>
              </table:table-cell>
              <table:table-cell office:value-type="float" office:value="27.6000000000001">
                <text:p>27.6000000000001</text:p>
              </table:table-cell>
              <table:table-cell office:value-type="float" office:value="42.9718346348117">
                <text:p>42.9718346348117</text:p>
              </table:table-cell>
              <table:table-cell office:value-type="float" office:value="34.8">
                <text:p>34.8</text:p>
              </table:table-cell>
              <table:table-cell office:value-type="float" office:value="64.4577519522176">
                <text:p>64.4577519522176</text:p>
              </table:table-cell>
              <table:table-cell office:value-type="float" office:value="30.6999999999999">
                <text:p>30.6999999999999</text:p>
              </table:table-cell>
              <table:table-cell office:value-type="float" office:value="10.5313423387797">
                <text:p>10.5313423387797</text:p>
              </table:table-cell>
              <table:table-cell office:value-type="float" office:value="14.3239448782706">
                <text:p>14.3239448782706</text:p>
              </table:table-cell>
              <table:table-cell office:value-type="float" office:value="12.3435309702763">
                <text:p>12.3435309702763</text:p>
              </table:table-cell>
              <table:table-cell office:value-type="float" office:value="28.6478897565412">
                <text:p>28.6478897565412</text:p>
              </table:table-cell>
              <table:table-cell office:value-type="float" office:value="28.9498062232892">
                <text:p>28.9498062232892</text:p>
              </table:table-cell>
              <table:table-cell office:value-type="float" office:value="42.9718346348117">
                <text:p>42.9718346348117</text:p>
              </table:table-cell>
              <table:table-cell office:value-type="float" office:value="38.7609508565215">
                <text:p>38.7609508565215</text:p>
              </table:table-cell>
              <table:table-cell office:value-type="float" office:value="64.4577519522176">
                <text:p>64.4577519522176</text:p>
              </table:table-cell>
              <table:table-cell office:value-type="float" office:value="33.8838250193082">
                <text:p>33.8838250193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183118052329">
                <text:p>22.9183118052329</text:p>
              </table:table-cell>
              <table:table-cell office:value-type="float" office:value="21.8">
                <text:p>21.8</text:p>
              </table:table-cell>
              <table:table-cell office:value-type="float" office:value="28.6478897565412">
                <text:p>28.6478897565412</text:p>
              </table:table-cell>
              <table:table-cell office:value-type="float" office:value="28.8000000000002">
                <text:p>28.8000000000002</text:p>
              </table:table-cell>
              <table:table-cell office:value-type="float" office:value="57.2957795130823">
                <text:p>57.2957795130823</text:p>
              </table:table-cell>
              <table:table-cell office:value-type="float" office:value="60.9000000000003">
                <text:p>60.9000000000003</text:p>
              </table:table-cell>
              <table:table-cell office:value-type="float" office:value="85.9436692696235">
                <text:p>85.9436692696235</text:p>
              </table:table-cell>
              <table:table-cell office:value-type="float" office:value="76.3000000000002">
                <text:p>76.3000000000002</text:p>
              </table:table-cell>
              <table:table-cell office:value-type="float" office:value="128.915503904435">
                <text:p>128.915503904435</text:p>
              </table:table-cell>
              <table:table-cell office:value-type="float" office:value="76.7000000000002">
                <text:p>76.7000000000002</text:p>
              </table:table-cell>
              <table:table-cell office:value-type="float" office:value="22.3630545893758">
                <text:p>22.3630545893758</text:p>
              </table:table-cell>
              <table:table-cell office:value-type="float" office:value="28.6478897565412">
                <text:p>28.6478897565412</text:p>
              </table:table-cell>
              <table:table-cell office:value-type="float" office:value="28.5858217444835">
                <text:p>28.5858217444835</text:p>
              </table:table-cell>
              <table:table-cell office:value-type="float" office:value="57.2957795130823">
                <text:p>57.2957795130823</text:p>
              </table:table-cell>
              <table:table-cell office:value-type="float" office:value="98.1566525985059">
                <text:p>98.1566525985059</text:p>
              </table:table-cell>
              <table:table-cell office:value-type="float" office:value="85.9436692696235">
                <text:p>85.9436692696235</text:p>
              </table:table-cell>
              <table:table-cell office:value-type="float" office:value="85.5485730653725">
                <text:p>85.5485730653725</text:p>
              </table:table-cell>
              <table:table-cell office:value-type="float" office:value="128.915503904435">
                <text:p>128.915503904435</text:p>
              </table:table-cell>
              <table:table-cell office:value-type="float" office:value="86.2651418483757">
                <text:p>86.2651418483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3774677078494">
                <text:p>34.3774677078494</text:p>
              </table:table-cell>
              <table:table-cell office:value-type="float" office:value="34.8999999999975">
                <text:p>34.8999999999975</text:p>
              </table:table-cell>
              <table:table-cell office:value-type="float" office:value="42.9718346348117">
                <text:p>42.9718346348117</text:p>
              </table:table-cell>
              <table:table-cell office:value-type="float" office:value="44.7999999999985">
                <text:p>44.7999999999985</text:p>
              </table:table-cell>
              <table:table-cell office:value-type="float" office:value="85.9436692696235">
                <text:p>85.9436692696235</text:p>
              </table:table-cell>
              <table:table-cell office:value-type="float" office:value="92.8999999999982">
                <text:p>92.8999999999982</text:p>
              </table:table-cell>
              <table:table-cell office:value-type="float" office:value="128.915503904435">
                <text:p>128.915503904435</text:p>
              </table:table-cell>
              <table:table-cell office:value-type="float" office:value="123.2">
                <text:p>123.2</text:p>
              </table:table-cell>
              <table:table-cell office:value-type="float" office:value="193.373255856653">
                <text:p>193.373255856653</text:p>
              </table:table-cell>
              <table:table-cell office:value-type="float" office:value="128.800000000002">
                <text:p>128.800000000002</text:p>
              </table:table-cell>
              <table:table-cell office:value-type="float" office:value="35.5604318890033">
                <text:p>35.5604318890033</text:p>
              </table:table-cell>
              <table:table-cell office:value-type="float" office:value="42.9718346348117">
                <text:p>42.9718346348117</text:p>
              </table:table-cell>
              <table:table-cell office:value-type="float" office:value="45.1340031751497">
                <text:p>45.1340031751497</text:p>
              </table:table-cell>
              <table:table-cell office:value-type="float" office:value="85.9436692696235">
                <text:p>85.9436692696235</text:p>
              </table:table-cell>
              <table:table-cell office:value-type="float" office:value="93.9930554367631">
                <text:p>93.9930554367631</text:p>
              </table:table-cell>
              <table:table-cell office:value-type="float" office:value="128.915503904435">
                <text:p>128.915503904435</text:p>
              </table:table-cell>
              <table:table-cell office:value-type="float" office:value="136.829634886949">
                <text:p>136.829634886949</text:p>
              </table:table-cell>
              <table:table-cell office:value-type="float" office:value="193.373255856653">
                <text:p>193.373255856653</text:p>
              </table:table-cell>
              <table:table-cell office:value-type="float" office:value="143.416191729712">
                <text:p>143.416191729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8366236104659">
                <text:p>45.8366236104659</text:p>
              </table:table-cell>
              <table:table-cell office:value-type="float" office:value="48.1000000000068">
                <text:p>48.1000000000068</text:p>
              </table:table-cell>
              <table:table-cell office:value-type="float" office:value="57.2957795130823">
                <text:p>57.2957795130823</text:p>
              </table:table-cell>
              <table:table-cell office:value-type="float" office:value="59.8000000000085">
                <text:p>59.8000000000085</text:p>
              </table:table-cell>
              <table:table-cell office:value-type="float" office:value="114.591559026165">
                <text:p>114.591559026165</text:p>
              </table:table-cell>
              <table:table-cell office:value-type="float" office:value="127.899999999998">
                <text:p>127.899999999998</text:p>
              </table:table-cell>
              <table:table-cell office:value-type="float" office:value="171.887338539247">
                <text:p>171.887338539247</text:p>
              </table:table-cell>
              <table:table-cell office:value-type="float" office:value="166.600000000002">
                <text:p>166.600000000002</text:p>
              </table:table-cell>
              <table:table-cell office:value-type="float" office:value="257.83100780887">
                <text:p>257.83100780887</text:p>
              </table:table-cell>
              <table:table-cell office:value-type="float" office:value="165.800000000002">
                <text:p>165.800000000002</text:p>
              </table:table-cell>
              <table:table-cell office:value-type="float" office:value="48.3814016165873">
                <text:p>48.3814016165873</text:p>
              </table:table-cell>
              <table:table-cell office:value-type="float" office:value="57.2957795130823">
                <text:p>57.2957795130823</text:p>
              </table:table-cell>
              <table:table-cell office:value-type="float" office:value="60.719642728955">
                <text:p>60.719642728955</text:p>
              </table:table-cell>
              <table:table-cell office:value-type="float" office:value="114.591559026165">
                <text:p>114.591559026165</text:p>
              </table:table-cell>
              <table:table-cell office:value-type="float" office:value="129.075036927393">
                <text:p>129.075036927393</text:p>
              </table:table-cell>
              <table:table-cell office:value-type="float" office:value="171.887338539247">
                <text:p>171.887338539247</text:p>
              </table:table-cell>
              <table:table-cell office:value-type="float" office:value="186.537274270019">
                <text:p>186.537274270019</text:p>
              </table:table-cell>
              <table:table-cell office:value-type="float" office:value="257.83100780887">
                <text:p>257.83100780887</text:p>
              </table:table-cell>
              <table:table-cell office:value-type="float" office:value="184.867702292389">
                <text:p>184.8677022923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